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80458333333333cm" style:use-optimal-column-width="true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65.25pt" style:use-optimal-row-height="tru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3983940" table:style-name="ce5">
            <text:p>3.983.940</text:p>
          </table:table-cell>
          <table:table-cell office:value-type="float" office:value="557000" table:style-name="ce5">
            <text:p>557.000</text:p>
          </table:table-cell>
          <table:table-cell office:value-type="float" office:value="1293200" table:style-name="ce5">
            <text:p>1.293.200</text:p>
          </table:table-cell>
          <table:table-cell office:value-type="float" office:value="252600" table:style-name="ce5">
            <text:p>252.600</text:p>
          </table:table-cell>
          <table:table-cell office:value-type="float" office:value="6086740" table:style-name="ce6">
            <text:p>6.086.740</text:p>
          </table:table-cell>
          <table:table-cell office:value-type="float" office:value="5855291" table:style-name="ce6">
            <text:p>5.855.291</text:p>
          </table:table-cell>
          <table:table-cell office:value-type="percentage" office:value="0.96197488310655621" table:style-name="ce7">
            <text:p>96,2%</text:p>
          </table:table-cell>
          <table:table-cell office:value-type="float" office:value="3792569" table:style-name="ce5">
            <text:p>3.792.569</text:p>
          </table:table-cell>
          <table:table-cell office:value-type="float" office:value="2148113" table:style-name="ce5">
            <text:p>2.148.113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36245" table:style-name="ce5">
            <text:p>736.245</text:p>
          </table:table-cell>
          <table:table-cell office:value-type="float" office:value="101700" table:style-name="ce5">
            <text:p>101.700</text:p>
          </table:table-cell>
          <table:table-cell office:value-type="float" office:value="203200" table:style-name="ce5">
            <text:p>203.200</text:p>
          </table:table-cell>
          <table:table-cell office:value-type="float" office:value="39500" table:style-name="ce5">
            <text:p>39.500</text:p>
          </table:table-cell>
          <table:table-cell office:value-type="float" office:value="1080645" table:style-name="ce6">
            <text:p>1.080.645</text:p>
          </table:table-cell>
          <table:table-cell office:value-type="float" office:value="1005615" table:style-name="ce6">
            <text:p>1.005.615</text:p>
          </table:table-cell>
          <table:table-cell office:value-type="percentage" office:value="0.93056924336854374" table:style-name="ce7">
            <text:p>93,1%</text:p>
          </table:table-cell>
          <table:table-cell office:value-type="float" office:value="656965" table:style-name="ce5">
            <text:p>656.965</text:p>
          </table:table-cell>
          <table:table-cell office:value-type="float" office:value="387424" table:style-name="ce5">
            <text:p>387.424</text:p>
          </table:table-cell>
          <table:table-cell office:value-type="date" office:date-value="2021-06-12T00:00:00" table:style-name="ce8">
            <text:p>12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49085" table:style-name="ce5">
            <text:p>649.085</text:p>
          </table:table-cell>
          <table:table-cell office:value-type="float" office:value="86800" table:style-name="ce5">
            <text:p>86.800</text:p>
          </table:table-cell>
          <table:table-cell office:value-type="float" office:value="155800" table:style-name="ce5">
            <text:p>155.800</text:p>
          </table:table-cell>
          <table:table-cell office:value-type="float" office:value="30500" table:style-name="ce5">
            <text:p>30.500</text:p>
          </table:table-cell>
          <table:table-cell office:value-type="float" office:value="922185" table:style-name="ce6">
            <text:p>922.185</text:p>
          </table:table-cell>
          <table:table-cell office:value-type="float" office:value="907615" table:style-name="ce6">
            <text:p>907.615</text:p>
          </table:table-cell>
          <table:table-cell office:value-type="percentage" office:value="0.98420056713132398" table:style-name="ce7">
            <text:p>98,4%</text:p>
          </table:table-cell>
          <table:table-cell office:value-type="float" office:value="578095" table:style-name="ce5">
            <text:p>578.095</text:p>
          </table:table-cell>
          <table:table-cell office:value-type="float" office:value="354536" table:style-name="ce5">
            <text:p>354.536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492930" table:style-name="ce5">
            <text:p>492.930</text:p>
          </table:table-cell>
          <table:table-cell office:value-type="float" office:value="70000" table:style-name="ce5">
            <text:p>70.000</text:p>
          </table:table-cell>
          <table:table-cell office:value-type="float" office:value="178900" table:style-name="ce5">
            <text:p>178.900</text:p>
          </table:table-cell>
          <table:table-cell office:value-type="float" office:value="34900" table:style-name="ce5">
            <text:p>34.900</text:p>
          </table:table-cell>
          <table:table-cell office:value-type="float" office:value="776730" table:style-name="ce6">
            <text:p>776.730</text:p>
          </table:table-cell>
          <table:table-cell office:value-type="float" office:value="708168" table:style-name="ce6">
            <text:p>708.168</text:p>
          </table:table-cell>
          <table:table-cell office:value-type="percentage" office:value="0.91172994476845237" table:style-name="ce7">
            <text:p>91,2%</text:p>
          </table:table-cell>
          <table:table-cell office:value-type="float" office:value="472894" table:style-name="ce5">
            <text:p>472.894</text:p>
          </table:table-cell>
          <table:table-cell office:value-type="float" office:value="266771" table:style-name="ce5">
            <text:p>266.771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945330" table:style-name="ce5">
            <text:p>945.330</text:p>
          </table:table-cell>
          <table:table-cell office:value-type="float" office:value="133000" table:style-name="ce5">
            <text:p>133.000</text:p>
          </table:table-cell>
          <table:table-cell office:value-type="float" office:value="332500" table:style-name="ce5">
            <text:p>332.500</text:p>
          </table:table-cell>
          <table:table-cell office:value-type="float" office:value="64900" table:style-name="ce5">
            <text:p>64.900</text:p>
          </table:table-cell>
          <table:table-cell office:value-type="float" office:value="1475730" table:style-name="ce6">
            <text:p>1.475.730</text:p>
          </table:table-cell>
          <table:table-cell office:value-type="float" office:value="1368144" table:style-name="ce6">
            <text:p>1.368.144</text:p>
          </table:table-cell>
          <table:table-cell office:value-type="percentage" office:value="0.92709642007684334" table:style-name="ce7">
            <text:p>92,7%</text:p>
          </table:table-cell>
          <table:table-cell office:value-type="float" office:value="919350" table:style-name="ce5">
            <text:p>919.350</text:p>
          </table:table-cell>
          <table:table-cell office:value-type="float" office:value="514820" table:style-name="ce5">
            <text:p>514.820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25995" table:style-name="ce5">
            <text:p>325.995</text:p>
          </table:table-cell>
          <table:table-cell office:value-type="float" office:value="44500" table:style-name="ce5">
            <text:p>44.500</text:p>
          </table:table-cell>
          <table:table-cell office:value-type="float" office:value="89000" table:style-name="ce5">
            <text:p>89.000</text:p>
          </table:table-cell>
          <table:table-cell office:value-type="float" office:value="17350" table:style-name="ce5">
            <text:p>17.350</text:p>
          </table:table-cell>
          <table:table-cell office:value-type="float" office:value="476845" table:style-name="ce6">
            <text:p>476.845</text:p>
          </table:table-cell>
          <table:table-cell office:value-type="float" office:value="433775" table:style-name="ce6">
            <text:p>433.775</text:p>
          </table:table-cell>
          <table:table-cell office:value-type="percentage" office:value="0.90967714875903072" table:style-name="ce7">
            <text:p>91,0%</text:p>
          </table:table-cell>
          <table:table-cell office:value-type="float" office:value="281539" table:style-name="ce5">
            <text:p>281.539</text:p>
          </table:table-cell>
          <table:table-cell office:value-type="float" office:value="163115" table:style-name="ce5">
            <text:p>163.115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18375" table:style-name="ce5">
            <text:p>1.518.375</text:p>
          </table:table-cell>
          <table:table-cell office:value-type="float" office:value="211400" table:style-name="ce5">
            <text:p>211.400</text:p>
          </table:table-cell>
          <table:table-cell office:value-type="float" office:value="365900" table:style-name="ce5">
            <text:p>365.900</text:p>
          </table:table-cell>
          <table:table-cell office:value-type="float" office:value="71450" table:style-name="ce5">
            <text:p>71.450</text:p>
          </table:table-cell>
          <table:table-cell office:value-type="float" office:value="2167125" table:style-name="ce6">
            <text:p>2.167.125</text:p>
          </table:table-cell>
          <table:table-cell office:value-type="float" office:value="1943542" table:style-name="ce6">
            <text:p>1.943.542</text:p>
          </table:table-cell>
          <table:table-cell office:value-type="percentage" office:value="0.89682967064659402" table:style-name="ce7">
            <text:p>89,7%</text:p>
          </table:table-cell>
          <table:table-cell office:value-type="float" office:value="1216266" table:style-name="ce5">
            <text:p>1.216.266</text:p>
          </table:table-cell>
          <table:table-cell office:value-type="float" office:value="787526" table:style-name="ce5">
            <text:p>787.526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056375" table:style-name="ce5">
            <text:p>1.056.375</text:p>
          </table:table-cell>
          <table:table-cell office:value-type="float" office:value="147700" table:style-name="ce5">
            <text:p>147.700</text:p>
          </table:table-cell>
          <table:table-cell office:value-type="float" office:value="311600" table:style-name="ce5">
            <text:p>311.600</text:p>
          </table:table-cell>
          <table:table-cell office:value-type="float" office:value="61075" table:style-name="ce5">
            <text:p>61.075</text:p>
          </table:table-cell>
          <table:table-cell office:value-type="float" office:value="1576750" table:style-name="ce6">
            <text:p>1.576.750</text:p>
          </table:table-cell>
          <table:table-cell office:value-type="float" office:value="1452113" table:style-name="ce6">
            <text:p>1.452.113</text:p>
          </table:table-cell>
          <table:table-cell office:value-type="percentage" office:value="0.92095322657364831" table:style-name="ce7">
            <text:p>92,1%</text:p>
          </table:table-cell>
          <table:table-cell office:value-type="float" office:value="958119" table:style-name="ce5">
            <text:p>958.119</text:p>
          </table:table-cell>
          <table:table-cell office:value-type="float" office:value="544637" table:style-name="ce5">
            <text:p>544.637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3832370" table:style-name="ce5">
            <text:p>3.832.370</text:p>
          </table:table-cell>
          <table:table-cell office:value-type="float" office:value="538200" table:style-name="ce5">
            <text:p>538.200</text:p>
          </table:table-cell>
          <table:table-cell office:value-type="float" office:value="1188700" table:style-name="ce5">
            <text:p>1.188.700</text:p>
          </table:table-cell>
          <table:table-cell office:value-type="float" office:value="232050" table:style-name="ce5">
            <text:p>232.050</text:p>
          </table:table-cell>
          <table:table-cell office:value-type="float" office:value="5791320" table:style-name="ce6">
            <text:p>5.791.320</text:p>
          </table:table-cell>
          <table:table-cell office:value-type="float" office:value="5228020" table:style-name="ce6">
            <text:p>5.228.020</text:p>
          </table:table-cell>
          <table:table-cell office:value-type="percentage" office:value="0.90273374636525006" table:style-name="ce7">
            <text:p>90,3%</text:p>
          </table:table-cell>
          <table:table-cell office:value-type="float" office:value="3337366" table:style-name="ce5">
            <text:p>3.337.366</text:p>
          </table:table-cell>
          <table:table-cell office:value-type="float" office:value="1961535" table:style-name="ce5">
            <text:p>1.961.535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420920" table:style-name="ce5">
            <text:p>2.420.920</text:p>
          </table:table-cell>
          <table:table-cell office:value-type="float" office:value="338300" table:style-name="ce5">
            <text:p>338.300</text:p>
          </table:table-cell>
          <table:table-cell office:value-type="float" office:value="772600" table:style-name="ce5">
            <text:p>772.600</text:p>
          </table:table-cell>
          <table:table-cell office:value-type="float" office:value="150900" table:style-name="ce5">
            <text:p>150.900</text:p>
          </table:table-cell>
          <table:table-cell office:value-type="float" office:value="3682720" table:style-name="ce6">
            <text:p>3.682.720</text:p>
          </table:table-cell>
          <table:table-cell office:value-type="float" office:value="3347500" table:style-name="ce6">
            <text:p>3.347.500</text:p>
          </table:table-cell>
          <table:table-cell office:value-type="percentage" office:value="0.90897488812616767" table:style-name="ce7">
            <text:p>90,9%</text:p>
          </table:table-cell>
          <table:table-cell office:value-type="float" office:value="2179433" table:style-name="ce5">
            <text:p>2.179.433</text:p>
          </table:table-cell>
          <table:table-cell office:value-type="float" office:value="1282011" table:style-name="ce5">
            <text:p>1.282.011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593855" table:style-name="ce5">
            <text:p>593.855</text:p>
          </table:table-cell>
          <table:table-cell office:value-type="float" office:value="80500" table:style-name="ce5">
            <text:p>80.500</text:p>
          </table:table-cell>
          <table:table-cell office:value-type="float" office:value="162500" table:style-name="ce5">
            <text:p>162.500</text:p>
          </table:table-cell>
          <table:table-cell office:value-type="float" office:value="31700" table:style-name="ce5">
            <text:p>31.700</text:p>
          </table:table-cell>
          <table:table-cell office:value-type="float" office:value="868555" table:style-name="ce6">
            <text:p>868.555</text:p>
          </table:table-cell>
          <table:table-cell office:value-type="float" office:value="826272" table:style-name="ce6">
            <text:p>826.272</text:p>
          </table:table-cell>
          <table:table-cell office:value-type="percentage" office:value="0.95131799367915681" table:style-name="ce7">
            <text:p>95,1%</text:p>
          </table:table-cell>
          <table:table-cell office:value-type="float" office:value="532908" table:style-name="ce5">
            <text:p>532.908</text:p>
          </table:table-cell>
          <table:table-cell office:value-type="float" office:value="327618" table:style-name="ce5">
            <text:p>327.618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620565" table:style-name="ce5">
            <text:p>1.620.565</text:p>
          </table:table-cell>
          <table:table-cell office:value-type="float" office:value="217800" table:style-name="ce5">
            <text:p>217.800</text:p>
          </table:table-cell>
          <table:table-cell office:value-type="float" office:value="412900" table:style-name="ce5">
            <text:p>412.900</text:p>
          </table:table-cell>
          <table:table-cell office:value-type="float" office:value="80800" table:style-name="ce5">
            <text:p>80.800</text:p>
          </table:table-cell>
          <table:table-cell office:value-type="float" office:value="2332065" table:style-name="ce6">
            <text:p>2.332.065</text:p>
          </table:table-cell>
          <table:table-cell office:value-type="float" office:value="2259388" table:style-name="ce6">
            <text:p>2.259.388</text:p>
          </table:table-cell>
          <table:table-cell office:value-type="percentage" office:value="0.96883577430303192" table:style-name="ce7">
            <text:p>96,9%</text:p>
          </table:table-cell>
          <table:table-cell office:value-type="float" office:value="1435342" table:style-name="ce5">
            <text:p>1.435.342</text:p>
          </table:table-cell>
          <table:table-cell office:value-type="float" office:value="911795" table:style-name="ce5">
            <text:p>911.795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74395" table:style-name="ce5">
            <text:p>174.395</text:p>
          </table:table-cell>
          <table:table-cell office:value-type="float" office:value="23700" table:style-name="ce5">
            <text:p>23.700</text:p>
          </table:table-cell>
          <table:table-cell office:value-type="float" office:value="48700" table:style-name="ce5">
            <text:p>48.700</text:p>
          </table:table-cell>
          <table:table-cell office:value-type="float" office:value="9500" table:style-name="ce5">
            <text:p>9.500</text:p>
          </table:table-cell>
          <table:table-cell office:value-type="float" office:value="256295" table:style-name="ce6">
            <text:p>256.295</text:p>
          </table:table-cell>
          <table:table-cell office:value-type="float" office:value="230094" table:style-name="ce6">
            <text:p>230.094</text:p>
          </table:table-cell>
          <table:table-cell office:value-type="percentage" office:value="0.89777014768138275" table:style-name="ce7">
            <text:p>89,8%</text:p>
          </table:table-cell>
          <table:table-cell office:value-type="float" office:value="150194" table:style-name="ce5">
            <text:p>150.194</text:p>
          </table:table-cell>
          <table:table-cell office:value-type="float" office:value="91014" table:style-name="ce5">
            <text:p>91.014</text:p>
          </table:table-cell>
          <table:table-cell office:value-type="date" office:date-value="2021-06-11T00:00:00" table:style-name="ce8">
            <text:p>11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209235" table:style-name="ce5">
            <text:p>3.209.235</text:p>
          </table:table-cell>
          <table:table-cell office:value-type="float" office:value="452200" table:style-name="ce5">
            <text:p>452.200</text:p>
          </table:table-cell>
          <table:table-cell office:value-type="float" office:value="1036100" table:style-name="ce5">
            <text:p>1.036.100</text:p>
          </table:table-cell>
          <table:table-cell office:value-type="float" office:value="202200" table:style-name="ce5">
            <text:p>202.200</text:p>
          </table:table-cell>
          <table:table-cell office:value-type="float" office:value="4899735" table:style-name="ce6">
            <text:p>4.899.735</text:p>
          </table:table-cell>
          <table:table-cell office:value-type="float" office:value="4329585" table:style-name="ce6">
            <text:p>4.329.585</text:p>
          </table:table-cell>
          <table:table-cell office:value-type="percentage" office:value="0.88363656401825807" table:style-name="ce7">
            <text:p>88,4%</text:p>
          </table:table-cell>
          <table:table-cell office:value-type="float" office:value="2796634" table:style-name="ce5">
            <text:p>2.796.634</text:p>
          </table:table-cell>
          <table:table-cell office:value-type="float" office:value="1738568" table:style-name="ce5">
            <text:p>1.738.568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694535" table:style-name="ce5">
            <text:p>694.535</text:p>
          </table:table-cell>
          <table:table-cell office:value-type="float" office:value="96900" table:style-name="ce5">
            <text:p>96.900</text:p>
          </table:table-cell>
          <table:table-cell office:value-type="float" office:value="230800" table:style-name="ce5">
            <text:p>230.800</text:p>
          </table:table-cell>
          <table:table-cell office:value-type="float" office:value="45100" table:style-name="ce5">
            <text:p>45.100</text:p>
          </table:table-cell>
          <table:table-cell office:value-type="float" office:value="1067335" table:style-name="ce6">
            <text:p>1.067.335</text:p>
          </table:table-cell>
          <table:table-cell office:value-type="float" office:value="967055" table:style-name="ce6">
            <text:p>967.055</text:p>
          </table:table-cell>
          <table:table-cell office:value-type="percentage" office:value="0.90604636782266113" table:style-name="ce7">
            <text:p>90,6%</text:p>
          </table:table-cell>
          <table:table-cell office:value-type="float" office:value="631494" table:style-name="ce5">
            <text:p>631.494</text:p>
          </table:table-cell>
          <table:table-cell office:value-type="float" office:value="370368" table:style-name="ce5">
            <text:p>370.368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38865" table:style-name="ce5">
            <text:p>338.865</text:p>
          </table:table-cell>
          <table:table-cell office:value-type="float" office:value="47400" table:style-name="ce5">
            <text:p>47.400</text:p>
          </table:table-cell>
          <table:table-cell office:value-type="float" office:value="101000" table:style-name="ce5">
            <text:p>101.000</text:p>
          </table:table-cell>
          <table:table-cell office:value-type="float" office:value="19750" table:style-name="ce5">
            <text:p>19.750</text:p>
          </table:table-cell>
          <table:table-cell office:value-type="float" office:value="507015" table:style-name="ce6">
            <text:p>507.015</text:p>
          </table:table-cell>
          <table:table-cell office:value-type="float" office:value="491186" table:style-name="ce6">
            <text:p>491.186</text:p>
          </table:table-cell>
          <table:table-cell office:value-type="percentage" office:value="0.9687800163703244" table:style-name="ce7">
            <text:p>96,9%</text:p>
          </table:table-cell>
          <table:table-cell office:value-type="float" office:value="322077" table:style-name="ce5">
            <text:p>322.077</text:p>
          </table:table-cell>
          <table:table-cell office:value-type="float" office:value="196493" table:style-name="ce5">
            <text:p>196.493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204920" table:style-name="ce5">
            <text:p>1.204.920</text:p>
          </table:table-cell>
          <table:table-cell office:value-type="float" office:value="165000" table:style-name="ce5">
            <text:p>165.000</text:p>
          </table:table-cell>
          <table:table-cell office:value-type="float" office:value="338200" table:style-name="ce5">
            <text:p>338.200</text:p>
          </table:table-cell>
          <table:table-cell office:value-type="float" office:value="66250" table:style-name="ce5">
            <text:p>66.250</text:p>
          </table:table-cell>
          <table:table-cell office:value-type="float" office:value="1774370" table:style-name="ce6">
            <text:p>1.774.370</text:p>
          </table:table-cell>
          <table:table-cell office:value-type="float" office:value="1686878" table:style-name="ce6">
            <text:p>1.686.878</text:p>
          </table:table-cell>
          <table:table-cell office:value-type="percentage" office:value="0.95069123125390986" table:style-name="ce7">
            <text:p>95,1%</text:p>
          </table:table-cell>
          <table:table-cell office:value-type="float" office:value="1070689" table:style-name="ce5">
            <text:p>1.070.689</text:p>
          </table:table-cell>
          <table:table-cell office:value-type="float" office:value="701888" table:style-name="ce5">
            <text:p>701.888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3570" table:style-name="ce5">
            <text:p>33.570</text:p>
          </table:table-cell>
          <table:table-cell office:value-type="float" office:value="5000" table:style-name="ce5">
            <text:p>5.000</text:p>
          </table:table-cell>
          <table:table-cell office:value-type="float" office:value="13500" table:style-name="ce5">
            <text:p>13.500</text:p>
          </table:table-cell>
          <table:table-cell office:value-type="float" office:value="2550" table:style-name="ce5">
            <text:p>2.550</text:p>
          </table:table-cell>
          <table:table-cell office:value-type="float" office:value="54620" table:style-name="ce6">
            <text:p>54.620</text:p>
          </table:table-cell>
          <table:table-cell office:value-type="float" office:value="53931" table:style-name="ce6">
            <text:p>53.931</text:p>
          </table:table-cell>
          <table:table-cell office:value-type="percentage" office:value="0.98738557305016472" table:style-name="ce7">
            <text:p>98,7%</text:p>
          </table:table-cell>
          <table:table-cell office:value-type="float" office:value="35850" table:style-name="ce5">
            <text:p>35.850</text:p>
          </table:table-cell>
          <table:table-cell office:value-type="float" office:value="21062" table:style-name="ce5">
            <text:p>21.062</text:p>
          </table:table-cell>
          <table:table-cell office:value-type="date" office:date-value="2021-06-11T00:00:00" table:style-name="ce8">
            <text:p>11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3570" table:style-name="ce5">
            <text:p>33.570</text:p>
          </table:table-cell>
          <table:table-cell office:value-type="float" office:value="4900" table:style-name="ce5">
            <text:p>4.900</text:p>
          </table:table-cell>
          <table:table-cell office:value-type="float" office:value="13500" table:style-name="ce5">
            <text:p>13.500</text:p>
          </table:table-cell>
          <table:table-cell office:value-type="float" office:value="2550" table:style-name="ce5">
            <text:p>2.550</text:p>
          </table:table-cell>
          <table:table-cell office:value-type="float" office:value="54520" table:style-name="ce6">
            <text:p>54.520</text:p>
          </table:table-cell>
          <table:table-cell office:value-type="float" office:value="48844" table:style-name="ce6">
            <text:p>48.844</text:p>
          </table:table-cell>
          <table:table-cell office:value-type="percentage" office:value="0.89589141599413058" table:style-name="ce7">
            <text:p>89,6%</text:p>
          </table:table-cell>
          <table:table-cell office:value-type="float" office:value="31267" table:style-name="ce5">
            <text:p>31.267</text:p>
          </table:table-cell>
          <table:table-cell office:value-type="float" office:value="19262" table:style-name="ce5">
            <text:p>19.262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29058" table:style-name="ce5">
            <text:p>29.058</text:p>
          </table:table-cell>
          <table:table-cell office:value-type="float" office:value="12000" table:style-name="ce5">
            <text:p>12.000</text:p>
          </table:table-cell>
          <table:table-cell office:value-type="float" office:value="96100" table:style-name="ce5">
            <text:p>96.100</text:p>
          </table:table-cell>
          <table:table-cell office:value-type="float" office:value="1000" table:style-name="ce5">
            <text:p>1.000</text:p>
          </table:table-cell>
          <table:table-cell office:value-type="float" office:value="138158" table:style-name="ce6">
            <text:p>138.158</text:p>
          </table:table-cell>
          <table:table-cell office:value-type="float" office:value="99307" table:style-name="ce6">
            <text:p>99.307</text:p>
          </table:table-cell>
          <table:table-cell office:value-type="percentage" office:value="0.71879297615773241" table:style-name="ce7">
            <text:p>71,9%</text:p>
          </table:table-cell>
          <table:table-cell office:value-type="float" office:value="75292" table:style-name="ce5">
            <text:p>75.292</text:p>
          </table:table-cell>
          <table:table-cell office:value-type="float" office:value="24499" table:style-name="ce5">
            <text:p>24.499</text:p>
          </table:table-cell>
          <table:table-cell office:value-type="date" office:date-value="2021-06-11T00:00:00" table:style-name="ce8">
            <text:p>11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5">
            <text:p>1.9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00" table:style-name="ce6">
            <text:p>1.900</text:p>
          </table:table-cell>
          <table:table-cell office:value-type="float" office:value="445" table:style-name="ce6">
            <text:p>445</text:p>
          </table:table-cell>
          <table:table-cell office:value-type="percentage" office:value="0.23421052631578948" table:style-name="ce7">
            <text:p>23,4%</text:p>
          </table:table-cell>
          <table:table-cell office:value-type="float" office:value="445" table:style-name="ce5">
            <text:p>445</text:p>
          </table:table-cell>
          <table:table-cell office:value-type="float" office:value="0" table:style-name="ce5">
            <text:p>0</text:p>
          </table:table-cell>
          <table:table-cell office:value-type="date" office:date-value="2021-06-11T00:00:00" table:style-name="ce8">
            <text:p>11/06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3894133" table:style-name="ce11">
            <text:p>23.894.133</text:p>
          </table:table-cell>
          <table:table-cell office:value-type="float" office:value="3335900" table:style-name="ce12">
            <text:p>3.335.900</text:p>
          </table:table-cell>
          <table:table-cell office:value-type="float" office:value="7344700" table:style-name="ce13">
            <text:p>7.344.700</text:p>
          </table:table-cell>
          <table:table-cell office:value-type="float" office:value="1416625" table:style-name="ce14">
            <text:p>1.416.625</text:p>
          </table:table-cell>
          <table:table-cell office:value-type="float" office:value="35991358" table:style-name="ce15">
            <text:p>35.991.358</text:p>
          </table:table-cell>
          <table:table-cell office:value-type="float" office:value="33242768" table:style-name="ce15">
            <text:p>33.242.768</text:p>
          </table:table-cell>
          <table:table-cell office:value-type="percentage" office:value="0.92363194520195657" table:style-name="ce16">
            <text:p>92,4%</text:p>
          </table:table-cell>
          <table:table-cell office:value-type="float" office:value="21474788" table:style-name="ce15">
            <text:p>21.474.788</text:p>
          </table:table-cell>
          <table:table-cell office:value-type="float" office:value="12813055" table:style-name="ce15">
            <text:p>12.813.055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0" table:style-name="ro2">
          <table:table-cell table:number-columns-repeated="16384"/>
        </table:table-row>
      </table:table>
      <table:table table:name="Mayores_de_50_años" table:style-name="ta1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Población a vacunar mayor de 5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3245065" table:style-name="ce23">
            <text:p>3.245.065</text:p>
          </table:table-cell>
          <table:table-cell office:value-type="float" office:value="3008835" table:style-name="ce23">
            <text:p>3.008.835</text:p>
          </table:table-cell>
          <table:table-cell office:value-type="percentage" office:value="0.92720330717566524" table:style-name="ce24">
            <text:p>92,7%</text:p>
          </table:table-cell>
          <table:table-cell office:value-type="float" office:value="1800424" table:style-name="ce23">
            <text:p>1.800.424</text:p>
          </table:table-cell>
          <table:table-cell office:value-type="percentage" office:value="0.55481908682876924" table:style-name="ce24">
            <text:p>55,5%</text:p>
          </table:table-cell>
          <table:table-cell office:value-type="date" office:date-value="2021-06-13T00:00:00" table:style-name="ce25">
            <text:p>1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572395" table:style-name="ce5">
            <text:p>572.395</text:p>
          </table:table-cell>
          <table:table-cell office:value-type="float" office:value="532103" table:style-name="ce5">
            <text:p>532.103</text:p>
          </table:table-cell>
          <table:table-cell office:value-type="percentage" office:value="0.92960805038478678" table:style-name="ce26">
            <text:p>93,0%</text:p>
          </table:table-cell>
          <table:table-cell office:value-type="float" office:value="327268" table:style-name="ce5">
            <text:p>327.268</text:p>
          </table:table-cell>
          <table:table-cell office:value-type="percentage" office:value="0.5717520243887525" table:style-name="ce26">
            <text:p>57,2%</text:p>
          </table:table-cell>
          <table:table-cell office:value-type="date" office:date-value="2021-06-12T00:00:00" table:style-name="ce8">
            <text:p>12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509372" table:style-name="ce5">
            <text:p>509.372</text:p>
          </table:table-cell>
          <table:table-cell office:value-type="float" office:value="480590" table:style-name="ce5">
            <text:p>480.590</text:p>
          </table:table-cell>
          <table:table-cell office:value-type="percentage" office:value="0.94349512733326524" table:style-name="ce26">
            <text:p>94,3%</text:p>
          </table:table-cell>
          <table:table-cell office:value-type="float" office:value="304672" table:style-name="ce5">
            <text:p>304.672</text:p>
          </table:table-cell>
          <table:table-cell office:value-type="percentage" office:value="0.59813260249876321" table:style-name="ce26">
            <text:p>59,8%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413086" table:style-name="ce5">
            <text:p>413.086</text:p>
          </table:table-cell>
          <table:table-cell office:value-type="float" office:value="351943" table:style-name="ce5">
            <text:p>351.943</text:p>
          </table:table-cell>
          <table:table-cell office:value-type="percentage" office:value="0.85198481672097337" table:style-name="ce26">
            <text:p>85,2%</text:p>
          </table:table-cell>
          <table:table-cell office:value-type="float" office:value="211042" table:style-name="ce5">
            <text:p>211.042</text:p>
          </table:table-cell>
          <table:table-cell office:value-type="percentage" office:value="0.51089119456965382" table:style-name="ce26">
            <text:p>51,1%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830371" table:style-name="ce5">
            <text:p>830.371</text:p>
          </table:table-cell>
          <table:table-cell office:value-type="float" office:value="704170" table:style-name="ce5">
            <text:p>704.170</text:p>
          </table:table-cell>
          <table:table-cell office:value-type="percentage" office:value="0.84801853629281365" table:style-name="ce26">
            <text:p>84,8%</text:p>
          </table:table-cell>
          <table:table-cell office:value-type="float" office:value="418905" table:style-name="ce5">
            <text:p>418.905</text:p>
          </table:table-cell>
          <table:table-cell office:value-type="percentage" office:value="0.5044793230977479" table:style-name="ce26">
            <text:p>50,4%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261417" table:style-name="ce5">
            <text:p>261.417</text:p>
          </table:table-cell>
          <table:table-cell office:value-type="float" office:value="242646" table:style-name="ce5">
            <text:p>242.646</text:p>
          </table:table-cell>
          <table:table-cell office:value-type="percentage" office:value="0.92819518240971322" table:style-name="ce26">
            <text:p>92,8%</text:p>
          </table:table-cell>
          <table:table-cell office:value-type="float" office:value="145362" table:style-name="ce5">
            <text:p>145.362</text:p>
          </table:table-cell>
          <table:table-cell office:value-type="percentage" office:value="0.55605412042828128" table:style-name="ce26">
            <text:p>55,6%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1168817" table:style-name="ce5">
            <text:p>1.168.817</text:p>
          </table:table-cell>
          <table:table-cell office:value-type="float" office:value="1087010" table:style-name="ce5">
            <text:p>1.087.010</text:p>
          </table:table-cell>
          <table:table-cell office:value-type="percentage" office:value="0.93000871821679532" table:style-name="ce26">
            <text:p>93,0%</text:p>
          </table:table-cell>
          <table:table-cell office:value-type="float" office:value="698522" table:style-name="ce5">
            <text:p>698.522</text:p>
          </table:table-cell>
          <table:table-cell office:value-type="percentage" office:value="0.59763162240111156" table:style-name="ce26">
            <text:p>59,8%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820217" table:style-name="ce5">
            <text:p>820.217</text:p>
          </table:table-cell>
          <table:table-cell office:value-type="float" office:value="767114" table:style-name="ce5">
            <text:p>767.114</text:p>
          </table:table-cell>
          <table:table-cell office:value-type="percentage" office:value="0.93525737701120559" table:style-name="ce26">
            <text:p>93,5%</text:p>
          </table:table-cell>
          <table:table-cell office:value-type="float" office:value="475638" table:style-name="ce5">
            <text:p>475.638</text:p>
          </table:table-cell>
          <table:table-cell office:value-type="percentage" office:value="0.57989288200561562" table:style-name="ce26">
            <text:p>58,0%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3011852" table:style-name="ce5">
            <text:p>3.011.852</text:p>
          </table:table-cell>
          <table:table-cell office:value-type="float" office:value="2661068" table:style-name="ce5">
            <text:p>2.661.068</text:p>
          </table:table-cell>
          <table:table-cell office:value-type="percentage" office:value="0.88353212574854278" table:style-name="ce26">
            <text:p>88,4%</text:p>
          </table:table-cell>
          <table:table-cell office:value-type="float" office:value="1617666" table:style-name="ce5">
            <text:p>1.617.666</text:p>
          </table:table-cell>
          <table:table-cell office:value-type="percentage" office:value="0.53710009655188895" table:style-name="ce26">
            <text:p>53,7%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2047455" table:style-name="ce5">
            <text:p>2.047.455</text:p>
          </table:table-cell>
          <table:table-cell office:value-type="float" office:value="1857227" table:style-name="ce5">
            <text:p>1.857.227</text:p>
          </table:table-cell>
          <table:table-cell office:value-type="percentage" office:value="0.90709050992573703" table:style-name="ce26">
            <text:p>90,7%</text:p>
          </table:table-cell>
          <table:table-cell office:value-type="float" office:value="1145847" table:style-name="ce5">
            <text:p>1.145.847</text:p>
          </table:table-cell>
          <table:table-cell office:value-type="percentage" office:value="0.55964453431210948" table:style-name="ce26">
            <text:p>56,0%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462394" table:style-name="ce5">
            <text:p>462.394</text:p>
          </table:table-cell>
          <table:table-cell office:value-type="float" office:value="450728" table:style-name="ce5">
            <text:p>450.728</text:p>
          </table:table-cell>
          <table:table-cell office:value-type="percentage" office:value="0.9747704338724118" table:style-name="ce26">
            <text:p>97,5%</text:p>
          </table:table-cell>
          <table:table-cell office:value-type="float" office:value="286189" table:style-name="ce5">
            <text:p>286.189</text:p>
          </table:table-cell>
          <table:table-cell office:value-type="percentage" office:value="0.61892887883493297" table:style-name="ce26">
            <text:p>61,9%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1276880" table:style-name="ce5">
            <text:p>1.276.880</text:p>
          </table:table-cell>
          <table:table-cell office:value-type="float" office:value="1228350" table:style-name="ce5">
            <text:p>1.228.350</text:p>
          </table:table-cell>
          <table:table-cell office:value-type="percentage" office:value="0.96199329615938856" table:style-name="ce26">
            <text:p>96,2%</text:p>
          </table:table-cell>
          <table:table-cell office:value-type="float" office:value="832468" table:style-name="ce5">
            <text:p>832.468</text:p>
          </table:table-cell>
          <table:table-cell office:value-type="percentage" office:value="0.65195476473905145" table:style-name="ce26">
            <text:p>65,2%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135714" table:style-name="ce5">
            <text:p>135.714</text:p>
          </table:table-cell>
          <table:table-cell office:value-type="float" office:value="129093" table:style-name="ce5">
            <text:p>129.093</text:p>
          </table:table-cell>
          <table:table-cell office:value-type="percentage" office:value="0.95121358150227686" table:style-name="ce26">
            <text:p>95,1%</text:p>
          </table:table-cell>
          <table:table-cell office:value-type="float" office:value="82195" table:style-name="ce5">
            <text:p>82.195</text:p>
          </table:table-cell>
          <table:table-cell office:value-type="percentage" office:value="0.60564864347082836" table:style-name="ce26">
            <text:p>60,6%</text:p>
          </table:table-cell>
          <table:table-cell office:value-type="date" office:date-value="2021-06-11T00:00:00" table:style-name="ce8">
            <text:p>11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2566309" table:style-name="ce5">
            <text:p>2.566.309</text:p>
          </table:table-cell>
          <table:table-cell office:value-type="float" office:value="2348462" table:style-name="ce5">
            <text:p>2.348.462</text:p>
          </table:table-cell>
          <table:table-cell office:value-type="percentage" office:value="0.91511271635644809" table:style-name="ce26">
            <text:p>91,5%</text:p>
          </table:table-cell>
          <table:table-cell office:value-type="float" office:value="1442301" table:style-name="ce5">
            <text:p>1.442.301</text:p>
          </table:table-cell>
          <table:table-cell office:value-type="percentage" office:value="0.56201377152946119" table:style-name="ce26">
            <text:p>56,2%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532835" table:style-name="ce5">
            <text:p>532.835</text:p>
          </table:table-cell>
          <table:table-cell office:value-type="float" office:value="484098" table:style-name="ce5">
            <text:p>484.098</text:p>
          </table:table-cell>
          <table:table-cell office:value-type="percentage" office:value="0.90853266020437851" table:style-name="ce26">
            <text:p>90,9%</text:p>
          </table:table-cell>
          <table:table-cell office:value-type="float" office:value="288741" table:style-name="ce5">
            <text:p>288.741</text:p>
          </table:table-cell>
          <table:table-cell office:value-type="percentage" office:value="0.54189570880291271" table:style-name="ce26">
            <text:p>54,2%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267496" table:style-name="ce5">
            <text:p>267.496</text:p>
          </table:table-cell>
          <table:table-cell office:value-type="float" office:value="256600" table:style-name="ce5">
            <text:p>256.600</text:p>
          </table:table-cell>
          <table:table-cell office:value-type="percentage" office:value="0.9592666806232617" table:style-name="ce26">
            <text:p>95,9%</text:p>
          </table:table-cell>
          <table:table-cell office:value-type="float" office:value="164498" table:style-name="ce5">
            <text:p>164.498</text:p>
          </table:table-cell>
          <table:table-cell office:value-type="percentage" office:value="0.61495498998115861" table:style-name="ce26">
            <text:p>61,5%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991127" table:style-name="ce5">
            <text:p>991.127</text:p>
          </table:table-cell>
          <table:table-cell office:value-type="float" office:value="927761" table:style-name="ce5">
            <text:p>927.761</text:p>
          </table:table-cell>
          <table:table-cell office:value-type="percentage" office:value="0.93606672000661872" table:style-name="ce26">
            <text:p>93,6%</text:p>
          </table:table-cell>
          <table:table-cell office:value-type="float" office:value="605792" table:style-name="ce5">
            <text:p>605.792</text:p>
          </table:table-cell>
          <table:table-cell office:value-type="percentage" office:value="0.61121531347647673" table:style-name="ce26">
            <text:p>61,1%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26336" table:style-name="ce5">
            <text:p>26.336</text:p>
          </table:table-cell>
          <table:table-cell office:value-type="float" office:value="22780" table:style-name="ce5">
            <text:p>22.780</text:p>
          </table:table-cell>
          <table:table-cell office:value-type="percentage" office:value="0.8649756986634265" table:style-name="ce26">
            <text:p>86,5%</text:p>
          </table:table-cell>
          <table:table-cell office:value-type="float" office:value="15176" table:style-name="ce5">
            <text:p>15.176</text:p>
          </table:table-cell>
          <table:table-cell office:value-type="percentage" office:value="0.57624544349939244" table:style-name="ce26">
            <text:p>57,6%</text:p>
          </table:table-cell>
          <table:table-cell office:value-type="date" office:date-value="2021-06-11T00:00:00" table:style-name="ce8">
            <text:p>11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25223" table:style-name="ce5">
            <text:p>25.223</text:p>
          </table:table-cell>
          <table:table-cell office:value-type="float" office:value="19910" table:style-name="ce5">
            <text:p>19.910</text:p>
          </table:table-cell>
          <table:table-cell office:value-type="percentage" office:value="0.78935891844744877" table:style-name="ce26">
            <text:p>78,9%</text:p>
          </table:table-cell>
          <table:table-cell office:value-type="float" office:value="14162" table:style-name="ce5">
            <text:p>14.162</text:p>
          </table:table-cell>
          <table:table-cell office:value-type="percentage" office:value="0.56147167267969711" table:style-name="ce26">
            <text:p>56,1%</text:p>
          </table:table-cell>
          <table:table-cell office:value-type="date" office:date-value="2021-06-13T00:00:00" table:style-name="ce8">
            <text:p>13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12096" table:style-name="ce5">
            <text:p>12.096</text:p>
          </table:table-cell>
          <table:table-cell office:value-type="string" table:style-name="ce26">
            <text:p>-</text:p>
          </table:table-cell>
          <table:table-cell office:value-type="float" office:value="2796" table:style-name="ce5">
            <text:p>2.796</text:p>
          </table:table-cell>
          <table:table-cell office:value-type="string" table:style-name="ce26">
            <text:p>-</text:p>
          </table:table-cell>
          <table:table-cell office:value-type="date" office:date-value="2021-06-11T00:00:00" table:style-name="ce8">
            <text:p>11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47" table:style-name="ce5">
            <text:p>47</text:p>
          </table:table-cell>
          <table:table-cell office:value-type="string" table:style-name="ce26">
            <text:p>-</text:p>
          </table:table-cell>
          <table:table-cell office:value-type="float" office:value="2797" table:style-name="ce5">
            <text:p>2.797</text:p>
          </table:table-cell>
          <table:table-cell office:value-type="string" table:style-name="ce26">
            <text:p>-</text:p>
          </table:table-cell>
          <table:table-cell office:value-type="date" office:date-value="2021-06-11T00:00:00" table:style-name="ce8">
            <text:p>11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9164361" table:style-name="ce15">
            <text:p>19.164.361</text:p>
          </table:table-cell>
          <table:table-cell office:value-type="float" office:value="17572631" table:style-name="ce15">
            <text:p>17.572.631</text:p>
          </table:table-cell>
          <table:table-cell office:value-type="percentage" office:value="0.91694322602251122" table:style-name="ce16">
            <text:p>91,7%</text:p>
          </table:table-cell>
          <table:table-cell office:value-type="float" office:value="10881322" table:style-name="ce15">
            <text:p>10.881.322</text:p>
          </table:table-cell>
          <table:table-cell office:value-type="percentage" office:value="0.56778945042832374" table:style-name="ce16">
            <text:p>56,8%</text:p>
          </table:table-cell>
          <table:table-cell table:style-name="ce27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4">
          <table:table-cell table:number-columns-repeated="16384"/>
        </table:table-row>
      </table:table>
      <table:table table:name="Etarios_con_al_menos_1_dosis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5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30591" table:style-name="ce35">
            <text:p>430.591</text:p>
          </table:table-cell>
          <table:table-cell office:value-type="percentage" office:value="1" table:style-name="ce36">
            <text:p>100,0%</text:p>
          </table:table-cell>
          <table:table-cell office:value-type="float" office:value="642030" table:style-name="ce35">
            <text:p>642.030</text:p>
          </table:table-cell>
          <table:table-cell office:value-type="percentage" office:value="0.98715983400499097" table:style-name="ce36">
            <text:p>98,7%</text:p>
          </table:table-cell>
          <table:table-cell office:value-type="float" office:value="851636" table:style-name="ce35">
            <text:p>851.636</text:p>
          </table:table-cell>
          <table:table-cell office:value-type="percentage" office:value="0.92958444441776267" table:style-name="ce36">
            <text:p>93,0%</text:p>
          </table:table-cell>
          <table:table-cell office:value-type="float" office:value="1084578" table:style-name="ce35">
            <text:p>1.084.578</text:p>
          </table:table-cell>
          <table:table-cell office:value-type="percentage" office:value="0.85735968019503228" table:style-name="ce36">
            <text:p>85,7%</text:p>
          </table:table-cell>
          <table:table-cell office:value-type="float" office:value="538536" table:style-name="ce35">
            <text:p>538.536</text:p>
          </table:table-cell>
          <table:table-cell office:value-type="percentage" office:value="0.38880265451074786" table:style-name="ce36">
            <text:p>38,9%</text:p>
          </table:table-cell>
          <table:table-cell office:value-type="float" office:value="201697" table:style-name="ce35">
            <text:p>201.697</text:p>
          </table:table-cell>
          <table:table-cell office:value-type="percentage" office:value="0.12417724425848706" table:style-name="ce36">
            <text:p>12,4%</text:p>
          </table:table-cell>
          <table:table-cell office:value-type="float" office:value="42881" table:style-name="ce35">
            <text:p>42.881</text:p>
          </table:table-cell>
          <table:table-cell office:value-type="percentage" office:value="6.8516855584281111E-2" table:style-name="ce36">
            <text:p>6,9%</text:p>
          </table:table-cell>
          <table:table-cell office:value-type="float" office:value="620" table:style-name="ce35">
            <text:p>620</text:p>
          </table:table-cell>
          <table:table-cell office:value-type="percentage" office:value="3.408072734868432E-3" table:style-name="ce36">
            <text:p>0,3%</text:p>
          </table:table-cell>
          <table:table-cell office:value-type="float" office:value="3792569" table:style-name="ce35">
            <text:p>3.792.569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53702274343750322" table:style-name="ce36">
            <text:p>53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100584" table:style-name="ce38">
            <text:p>100.584</text:p>
          </table:table-cell>
          <table:table-cell office:value-type="percentage" office:value="1" table:style-name="ce39">
            <text:p>100,0%</text:p>
          </table:table-cell>
          <table:table-cell office:value-type="float" office:value="117676" table:style-name="ce38">
            <text:p>117.676</text:p>
          </table:table-cell>
          <table:table-cell office:value-type="percentage" office:value="0.98924803497120761" table:style-name="ce39">
            <text:p>98,9%</text:p>
          </table:table-cell>
          <table:table-cell office:value-type="float" office:value="147423" table:style-name="ce38">
            <text:p>147.423</text:p>
          </table:table-cell>
          <table:table-cell office:value-type="percentage" office:value="0.9428012304386475" table:style-name="ce39">
            <text:p>94,3%</text:p>
          </table:table-cell>
          <table:table-cell office:value-type="float" office:value="166420" table:style-name="ce38">
            <text:p>166.420</text:p>
          </table:table-cell>
          <table:table-cell office:value-type="percentage" office:value="0.83937740207599887" table:style-name="ce39">
            <text:p>83,9%</text:p>
          </table:table-cell>
          <table:table-cell office:value-type="float" office:value="82575" table:style-name="ce38">
            <text:p>82.575</text:p>
          </table:table-cell>
          <table:table-cell office:value-type="percentage" office:value="0.38417161759164059" table:style-name="ce39">
            <text:p>38,4%</text:p>
          </table:table-cell>
          <table:table-cell office:value-type="float" office:value="34456" table:style-name="ce38">
            <text:p>34.456</text:p>
          </table:table-cell>
          <table:table-cell office:value-type="percentage" office:value="0.14906982780998529" table:style-name="ce39">
            <text:p>14,9%</text:p>
          </table:table-cell>
          <table:table-cell office:value-type="float" office:value="7753" table:style-name="ce38">
            <text:p>7.753</text:p>
          </table:table-cell>
          <table:table-cell office:value-type="percentage" office:value="8.6936532854900203E-2" table:style-name="ce39">
            <text:p>8,7%</text:p>
          </table:table-cell>
          <table:table-cell office:value-type="float" office:value="78" table:style-name="ce38">
            <text:p>78</text:p>
          </table:table-cell>
          <table:table-cell office:value-type="percentage" office:value="3.1068270532940332E-3" table:style-name="ce39">
            <text:p>0,3%</text:p>
          </table:table-cell>
          <table:table-cell office:value-type="float" office:value="656965" table:style-name="ce38">
            <text:p>656.965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57996634780060097" table:style-name="ce39">
            <text:p>58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8288" table:style-name="ce38">
            <text:p>88.288</text:p>
          </table:table-cell>
          <table:table-cell office:value-type="percentage" office:value="1" table:style-name="ce39">
            <text:p>100,0%</text:p>
          </table:table-cell>
          <table:table-cell office:value-type="float" office:value="113072" table:style-name="ce38">
            <text:p>113.072</text:p>
          </table:table-cell>
          <table:table-cell office:value-type="percentage" office:value="1" table:style-name="ce39">
            <text:p>100,0%</text:p>
          </table:table-cell>
          <table:table-cell office:value-type="float" office:value="140450" table:style-name="ce38">
            <text:p>140.450</text:p>
          </table:table-cell>
          <table:table-cell office:value-type="percentage" office:value="0.93851067810654054" table:style-name="ce39">
            <text:p>93,9%</text:p>
          </table:table-cell>
          <table:table-cell office:value-type="float" office:value="138780" table:style-name="ce38">
            <text:p>138.780</text:p>
          </table:table-cell>
          <table:table-cell office:value-type="percentage" office:value="0.8532693903901134" table:style-name="ce39">
            <text:p>85,3%</text:p>
          </table:table-cell>
          <table:table-cell office:value-type="float" office:value="71366" table:style-name="ce38">
            <text:p>71.366</text:p>
          </table:table-cell>
          <table:table-cell office:value-type="percentage" office:value="0.42735923062643344" table:style-name="ce39">
            <text:p>42,7%</text:p>
          </table:table-cell>
          <table:table-cell office:value-type="float" office:value="21232" table:style-name="ce38">
            <text:p>21.232</text:p>
          </table:table-cell>
          <table:table-cell office:value-type="percentage" office:value="0.13689056233962166" table:style-name="ce39">
            <text:p>13,7%</text:p>
          </table:table-cell>
          <table:table-cell office:value-type="float" office:value="4844" table:style-name="ce38">
            <text:p>4.844</text:p>
          </table:table-cell>
          <table:table-cell office:value-type="percentage" office:value="8.9407334945274003E-2" table:style-name="ce39">
            <text:p>8,9%</text:p>
          </table:table-cell>
          <table:table-cell office:value-type="float" office:value="63" table:style-name="ce38">
            <text:p>63</text:p>
          </table:table-cell>
          <table:table-cell office:value-type="percentage" office:value="4.0480627128445671E-3" table:style-name="ce39">
            <text:p>0,4%</text:p>
          </table:table-cell>
          <table:table-cell office:value-type="float" office:value="578095" table:style-name="ce38">
            <text:p>578.095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64146607501700492" table:style-name="ce39">
            <text:p>64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50588" table:style-name="ce38">
            <text:p>50.588</text:p>
          </table:table-cell>
          <table:table-cell office:value-type="percentage" office:value="1" table:style-name="ce39">
            <text:p>100,0%</text:p>
          </table:table-cell>
          <table:table-cell office:value-type="float" office:value="76952" table:style-name="ce38">
            <text:p>76.952</text:p>
          </table:table-cell>
          <table:table-cell office:value-type="percentage" office:value="0.95573550598638779" table:style-name="ce39">
            <text:p>95,6%</text:p>
          </table:table-cell>
          <table:table-cell office:value-type="float" office:value="98248" table:style-name="ce38">
            <text:p>98.248</text:p>
          </table:table-cell>
          <table:table-cell office:value-type="percentage" office:value="0.83807184106592969" table:style-name="ce39">
            <text:p>83,8%</text:p>
          </table:table-cell>
          <table:table-cell office:value-type="float" office:value="126155" table:style-name="ce38">
            <text:p>126.155</text:p>
          </table:table-cell>
          <table:table-cell office:value-type="percentage" office:value="0.76090037817330836" table:style-name="ce39">
            <text:p>76,1%</text:p>
          </table:table-cell>
          <table:table-cell office:value-type="float" office:value="88613" table:style-name="ce38">
            <text:p>88.613</text:p>
          </table:table-cell>
          <table:table-cell office:value-type="percentage" office:value="0.42980133092757505" table:style-name="ce39">
            <text:p>43,0%</text:p>
          </table:table-cell>
          <table:table-cell office:value-type="float" office:value="27653" table:style-name="ce38">
            <text:p>27.653</text:p>
          </table:table-cell>
          <table:table-cell office:value-type="percentage" office:value="0.10723121427629691" table:style-name="ce39">
            <text:p>10,7%</text:p>
          </table:table-cell>
          <table:table-cell office:value-type="float" office:value="4637" table:style-name="ce38">
            <text:p>4.637</text:p>
          </table:table-cell>
          <table:table-cell office:value-type="percentage" office:value="5.4019734619462016E-2" table:style-name="ce39">
            <text:p>5,4%</text:p>
          </table:table-cell>
          <table:table-cell office:value-type="float" office:value="48" table:style-name="ce38">
            <text:p>48</text:p>
          </table:table-cell>
          <table:table-cell office:value-type="percentage" office:value="2.0600858369098714E-3" table:style-name="ce39">
            <text:p>0,2%</text:p>
          </table:table-cell>
          <table:table-cell office:value-type="float" office:value="472894" table:style-name="ce38">
            <text:p>472.894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47947284693276448" table:style-name="ce39">
            <text:p>47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91090" table:style-name="ce38">
            <text:p>91.090</text:p>
          </table:table-cell>
          <table:table-cell office:value-type="percentage" office:value="1" table:style-name="ce39">
            <text:p>100,0%</text:p>
          </table:table-cell>
          <table:table-cell office:value-type="float" office:value="146733" table:style-name="ce38">
            <text:p>146.733</text:p>
          </table:table-cell>
          <table:table-cell office:value-type="percentage" office:value="0.94953763322569584" table:style-name="ce39">
            <text:p>95,0%</text:p>
          </table:table-cell>
          <table:table-cell office:value-type="float" office:value="205409" table:style-name="ce38">
            <text:p>205.409</text:p>
          </table:table-cell>
          <table:table-cell office:value-type="percentage" office:value="0.8737387916220033" table:style-name="ce39">
            <text:p>87,4%</text:p>
          </table:table-cell>
          <table:table-cell office:value-type="float" office:value="260938" table:style-name="ce38">
            <text:p>260.938</text:p>
          </table:table-cell>
          <table:table-cell office:value-type="percentage" office:value="0.74444812160496643" table:style-name="ce39">
            <text:p>74,4%</text:p>
          </table:table-cell>
          <table:table-cell office:value-type="float" office:value="147241" table:style-name="ce38">
            <text:p>147.241</text:p>
          </table:table-cell>
          <table:table-cell office:value-type="percentage" office:value="0.37956146049226136" table:style-name="ce39">
            <text:p>38,0%</text:p>
          </table:table-cell>
          <table:table-cell office:value-type="float" office:value="59103" table:style-name="ce38">
            <text:p>59.103</text:p>
          </table:table-cell>
          <table:table-cell office:value-type="percentage" office:value="0.13296901821650578" table:style-name="ce39">
            <text:p>13,3%</text:p>
          </table:table-cell>
          <table:table-cell office:value-type="float" office:value="8708" table:style-name="ce38">
            <text:p>8.708</text:p>
          </table:table-cell>
          <table:table-cell office:value-type="percentage" office:value="5.3130281453822169E-2" table:style-name="ce39">
            <text:p>5,3%</text:p>
          </table:table-cell>
          <table:table-cell office:value-type="float" office:value="128" table:style-name="ce38">
            <text:p>128</text:p>
          </table:table-cell>
          <table:table-cell office:value-type="percentage" office:value="2.886002886002886E-3" table:style-name="ce39">
            <text:p>0,3%</text:p>
          </table:table-cell>
          <table:table-cell office:value-type="float" office:value="919350" table:style-name="ce38">
            <text:p>919.350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49135958585444511" table:style-name="ce39">
            <text:p>49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2096" table:style-name="ce38">
            <text:p>42.096</text:p>
          </table:table-cell>
          <table:table-cell office:value-type="percentage" office:value="1" table:style-name="ce39">
            <text:p>100,0%</text:p>
          </table:table-cell>
          <table:table-cell office:value-type="float" office:value="55459" table:style-name="ce38">
            <text:p>55.459</text:p>
          </table:table-cell>
          <table:table-cell office:value-type="percentage" office:value="1" table:style-name="ce39">
            <text:p>100,0%</text:p>
          </table:table-cell>
          <table:table-cell office:value-type="float" office:value="72700" table:style-name="ce38">
            <text:p>72.700</text:p>
          </table:table-cell>
          <table:table-cell office:value-type="percentage" office:value="0.93994440493891007" table:style-name="ce39">
            <text:p>94,0%</text:p>
          </table:table-cell>
          <table:table-cell office:value-type="float" office:value="72391" table:style-name="ce38">
            <text:p>72.391</text:p>
          </table:table-cell>
          <table:table-cell office:value-type="percentage" office:value="0.80466631096883201" table:style-name="ce39">
            <text:p>80,5%</text:p>
          </table:table-cell>
          <table:table-cell office:value-type="float" office:value="24045" table:style-name="ce38">
            <text:p>24.045</text:p>
          </table:table-cell>
          <table:table-cell office:value-type="percentage" office:value="0.24593685114913724" table:style-name="ce39">
            <text:p>24,6%</text:p>
          </table:table-cell>
          <table:table-cell office:value-type="float" office:value="12923" table:style-name="ce38">
            <text:p>12.923</text:p>
          </table:table-cell>
          <table:table-cell office:value-type="percentage" office:value="0.13395596649805125" table:style-name="ce39">
            <text:p>13,4%</text:p>
          </table:table-cell>
          <table:table-cell office:value-type="float" office:value="1906" table:style-name="ce38">
            <text:p>1.906</text:p>
          </table:table-cell>
          <table:table-cell office:value-type="percentage" office:value="5.4558465722055242E-2" table:style-name="ce39">
            <text:p>5,5%</text:p>
          </table:table-cell>
          <table:table-cell office:value-type="float" office:value="19" table:style-name="ce38">
            <text:p>19</text:p>
          </table:table-cell>
          <table:table-cell office:value-type="percentage" office:value="1.7607265313687333E-3" table:style-name="ce39">
            <text:p>0,2%</text:p>
          </table:table-cell>
          <table:table-cell office:value-type="float" office:value="281539" table:style-name="ce38">
            <text:p>281.539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56152370239177951" table:style-name="ce39">
            <text:p>56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8226" table:style-name="ce38">
            <text:p>228.226</text:p>
          </table:table-cell>
          <table:table-cell office:value-type="percentage" office:value="1" table:style-name="ce39">
            <text:p>100,0%</text:p>
          </table:table-cell>
          <table:table-cell office:value-type="float" office:value="248088" table:style-name="ce38">
            <text:p>248.088</text:p>
          </table:table-cell>
          <table:table-cell office:value-type="percentage" office:value="1" table:style-name="ce39">
            <text:p>100,0%</text:p>
          </table:table-cell>
          <table:table-cell office:value-type="float" office:value="305127" table:style-name="ce38">
            <text:p>305.127</text:p>
          </table:table-cell>
          <table:table-cell office:value-type="percentage" office:value="0.95778702032488428" table:style-name="ce39">
            <text:p>95,8%</text:p>
          </table:table-cell>
          <table:table-cell office:value-type="float" office:value="305569" table:style-name="ce38">
            <text:p>305.569</text:p>
          </table:table-cell>
          <table:table-cell office:value-type="percentage" office:value="0.80165016068734829" table:style-name="ce39">
            <text:p>80,2%</text:p>
          </table:table-cell>
          <table:table-cell office:value-type="float" office:value="70158" table:style-name="ce38">
            <text:p>70.158</text:p>
          </table:table-cell>
          <table:table-cell office:value-type="percentage" office:value="0.19311047191753486" table:style-name="ce39">
            <text:p>19,3%</text:p>
          </table:table-cell>
          <table:table-cell office:value-type="float" office:value="49250" table:style-name="ce38">
            <text:p>49.250</text:p>
          </table:table-cell>
          <table:table-cell office:value-type="percentage" office:value="0.13110782786939798" table:style-name="ce39">
            <text:p>13,1%</text:p>
          </table:table-cell>
          <table:table-cell office:value-type="float" office:value="9721" table:style-name="ce38">
            <text:p>9.721</text:p>
          </table:table-cell>
          <table:table-cell office:value-type="percentage" office:value="6.7309689659470165E-2" table:style-name="ce39">
            <text:p>6,7%</text:p>
          </table:table-cell>
          <table:table-cell office:value-type="float" office:value="127" table:style-name="ce38">
            <text:p>127</text:p>
          </table:table-cell>
          <table:table-cell office:value-type="percentage" office:value="3.1216202929898731E-3" table:style-name="ce39">
            <text:p>0,3%</text:p>
          </table:table-cell>
          <table:table-cell office:value-type="float" office:value="1216266" table:style-name="ce38">
            <text:p>1.216.266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58114658653439555" table:style-name="ce39">
            <text:p>58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7136" table:style-name="ce38">
            <text:p>137.136</text:p>
          </table:table-cell>
          <table:table-cell office:value-type="percentage" office:value="1" table:style-name="ce39">
            <text:p>100,0%</text:p>
          </table:table-cell>
          <table:table-cell office:value-type="float" office:value="156806" table:style-name="ce38">
            <text:p>156.806</text:p>
          </table:table-cell>
          <table:table-cell office:value-type="percentage" office:value="0.98557520065870108" table:style-name="ce39">
            <text:p>98,6%</text:p>
          </table:table-cell>
          <table:table-cell office:value-type="float" office:value="208210" table:style-name="ce38">
            <text:p>208.210</text:p>
          </table:table-cell>
          <table:table-cell office:value-type="percentage" office:value="0.95315046419219573" table:style-name="ce39">
            <text:p>95,3%</text:p>
          </table:table-cell>
          <table:table-cell office:value-type="float" office:value="264962" table:style-name="ce38">
            <text:p>264.962</text:p>
          </table:table-cell>
          <table:table-cell office:value-type="percentage" office:value="0.86172669264142476" table:style-name="ce39">
            <text:p>86,2%</text:p>
          </table:table-cell>
          <table:table-cell office:value-type="float" office:value="139764" table:style-name="ce38">
            <text:p>139.764</text:p>
          </table:table-cell>
          <table:table-cell office:value-type="percentage" office:value="0.42275222697781339" table:style-name="ce39">
            <text:p>42,3%</text:p>
          </table:table-cell>
          <table:table-cell office:value-type="float" office:value="42769" table:style-name="ce38">
            <text:p>42.769</text:p>
          </table:table-cell>
          <table:table-cell office:value-type="percentage" office:value="0.11336743890155331" table:style-name="ce39">
            <text:p>11,3%</text:p>
          </table:table-cell>
          <table:table-cell office:value-type="float" office:value="8351" table:style-name="ce38">
            <text:p>8.351</text:p>
          </table:table-cell>
          <table:table-cell office:value-type="percentage" office:value="5.585280701989058E-2" table:style-name="ce39">
            <text:p>5,6%</text:p>
          </table:table-cell>
          <table:table-cell office:value-type="float" office:value="121" table:style-name="ce38">
            <text:p>121</text:p>
          </table:table-cell>
          <table:table-cell office:value-type="percentage" office:value="2.8561986592389767E-3" table:style-name="ce39">
            <text:p>0,3%</text:p>
          </table:table-cell>
          <table:table-cell office:value-type="float" office:value="958119" table:style-name="ce38">
            <text:p>958.119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55705758957745632" table:style-name="ce39">
            <text:p>55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54511" table:style-name="ce38">
            <text:p>454.511</text:p>
          </table:table-cell>
          <table:table-cell office:value-type="percentage" office:value="1" table:style-name="ce39">
            <text:p>100,0%</text:p>
          </table:table-cell>
          <table:table-cell office:value-type="float" office:value="608056" table:style-name="ce38">
            <text:p>608.056</text:p>
          </table:table-cell>
          <table:table-cell office:value-type="percentage" office:value="0.95712837561310393" table:style-name="ce39">
            <text:p>95,7%</text:p>
          </table:table-cell>
          <table:table-cell office:value-type="float" office:value="725337" table:style-name="ce38">
            <text:p>725.337</text:p>
          </table:table-cell>
          <table:table-cell office:value-type="percentage" office:value="0.8659871726298497" table:style-name="ce39">
            <text:p>86,6%</text:p>
          </table:table-cell>
          <table:table-cell office:value-type="float" office:value="873164" table:style-name="ce38">
            <text:p>873.164</text:p>
          </table:table-cell>
          <table:table-cell office:value-type="percentage" office:value="0.79976185678433387" table:style-name="ce39">
            <text:p>80,0%</text:p>
          </table:table-cell>
          <table:table-cell office:value-type="float" office:value="431144" table:style-name="ce38">
            <text:p>431.144</text:p>
          </table:table-cell>
          <table:table-cell office:value-type="percentage" office:value="0.32742917247323916" table:style-name="ce39">
            <text:p>32,7%</text:p>
          </table:table-cell>
          <table:table-cell office:value-type="float" office:value="190744" table:style-name="ce38">
            <text:p>190.744</text:p>
          </table:table-cell>
          <table:table-cell office:value-type="percentage" office:value="0.12828550694713933" table:style-name="ce39">
            <text:p>12,8%</text:p>
          </table:table-cell>
          <table:table-cell office:value-type="float" office:value="53356" table:style-name="ce38">
            <text:p>53.356</text:p>
          </table:table-cell>
          <table:table-cell office:value-type="percentage" office:value="9.590951905032391E-2" table:style-name="ce39">
            <text:p>9,6%</text:p>
          </table:table-cell>
          <table:table-cell office:value-type="float" office:value="1054" table:style-name="ce38">
            <text:p>1.054</text:p>
          </table:table-cell>
          <table:table-cell office:value-type="percentage" office:value="6.5931041385177405E-3" table:style-name="ce39">
            <text:p>0,7%</text:p>
          </table:table-cell>
          <table:table-cell office:value-type="float" office:value="3337366" table:style-name="ce38">
            <text:p>3.337.366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51095234931161426" table:style-name="ce39">
            <text:p>51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94254" table:style-name="ce38">
            <text:p>294.254</text:p>
          </table:table-cell>
          <table:table-cell office:value-type="percentage" office:value="1" table:style-name="ce39">
            <text:p>100,0%</text:p>
          </table:table-cell>
          <table:table-cell office:value-type="float" office:value="427731" table:style-name="ce38">
            <text:p>427.731</text:p>
          </table:table-cell>
          <table:table-cell office:value-type="percentage" office:value="0.97686257313948233" table:style-name="ce39">
            <text:p>97,7%</text:p>
          </table:table-cell>
          <table:table-cell office:value-type="float" office:value="529485" table:style-name="ce38">
            <text:p>529.485</text:p>
          </table:table-cell>
          <table:table-cell office:value-type="percentage" office:value="0.91176075546555357" table:style-name="ce39">
            <text:p>91,2%</text:p>
          </table:table-cell>
          <table:table-cell office:value-type="float" office:value="605757" table:style-name="ce38">
            <text:p>605.757</text:p>
          </table:table-cell>
          <table:table-cell office:value-type="percentage" office:value="0.8051703099952946" table:style-name="ce39">
            <text:p>80,5%</text:p>
          </table:table-cell>
          <table:table-cell office:value-type="float" office:value="189246" table:style-name="ce38">
            <text:p>189.246</text:p>
          </table:table-cell>
          <table:table-cell office:value-type="percentage" office:value="0.22222718027966576" table:style-name="ce39">
            <text:p>22,2%</text:p>
          </table:table-cell>
          <table:table-cell office:value-type="float" office:value="110347" table:style-name="ce38">
            <text:p>110.347</text:p>
          </table:table-cell>
          <table:table-cell office:value-type="percentage" office:value="0.12067971814750776" table:style-name="ce39">
            <text:p>12,1%</text:p>
          </table:table-cell>
          <table:table-cell office:value-type="float" office:value="22380" table:style-name="ce38">
            <text:p>22.380</text:p>
          </table:table-cell>
          <table:table-cell office:value-type="percentage" office:value="6.3429261352364E-2" table:style-name="ce39">
            <text:p>6,3%</text:p>
          </table:table-cell>
          <table:table-cell office:value-type="float" office:value="233" table:style-name="ce38">
            <text:p>233</text:p>
          </table:table-cell>
          <table:table-cell office:value-type="percentage" office:value="2.261060272297645E-3" table:style-name="ce39">
            <text:p>0,2%</text:p>
          </table:table-cell>
          <table:table-cell office:value-type="float" office:value="2179433" table:style-name="ce38">
            <text:p>2.179.433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5104889437507979" table:style-name="ce39">
            <text:p>51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7962" table:style-name="ce38">
            <text:p>77.962</text:p>
          </table:table-cell>
          <table:table-cell office:value-type="percentage" office:value="1" table:style-name="ce39">
            <text:p>100,0%</text:p>
          </table:table-cell>
          <table:table-cell office:value-type="float" office:value="95219" table:style-name="ce38">
            <text:p>95.219</text:p>
          </table:table-cell>
          <table:table-cell office:value-type="percentage" office:value="1" table:style-name="ce39">
            <text:p>100,0%</text:p>
          </table:table-cell>
          <table:table-cell office:value-type="float" office:value="127978" table:style-name="ce38">
            <text:p>127.978</text:p>
          </table:table-cell>
          <table:table-cell office:value-type="percentage" office:value="1" table:style-name="ce39">
            <text:p>100,0%</text:p>
          </table:table-cell>
          <table:table-cell office:value-type="float" office:value="149569" table:style-name="ce38">
            <text:p>149.569</text:p>
          </table:table-cell>
          <table:table-cell office:value-type="percentage" office:value="0.88389395801815429" table:style-name="ce39">
            <text:p>88,4%</text:p>
          </table:table-cell>
          <table:table-cell office:value-type="float" office:value="55379" table:style-name="ce38">
            <text:p>55.379</text:p>
          </table:table-cell>
          <table:table-cell office:value-type="percentage" office:value="0.34721682320338071" table:style-name="ce39">
            <text:p>34,7%</text:p>
          </table:table-cell>
          <table:table-cell office:value-type="float" office:value="23741" table:style-name="ce38">
            <text:p>23.741</text:p>
          </table:table-cell>
          <table:table-cell office:value-type="percentage" office:value="0.12346841130827318" table:style-name="ce39">
            <text:p>12,3%</text:p>
          </table:table-cell>
          <table:table-cell office:value-type="float" office:value="2983" table:style-name="ce38">
            <text:p>2.983</text:p>
          </table:table-cell>
          <table:table-cell office:value-type="percentage" office:value="3.9204605193985914E-2" table:style-name="ce39">
            <text:p>3,9%</text:p>
          </table:table-cell>
          <table:table-cell office:value-type="float" office:value="77" table:style-name="ce38">
            <text:p>77</text:p>
          </table:table-cell>
          <table:table-cell office:value-type="percentage" office:value="3.6748914236624827E-3" table:style-name="ce39">
            <text:p>0,4%</text:p>
          </table:table-cell>
          <table:table-cell office:value-type="float" office:value="532908" table:style-name="ce38">
            <text:p>532.908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58483362287412488" table:style-name="ce39">
            <text:p>58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40392" table:style-name="ce38">
            <text:p>240.392</text:p>
          </table:table-cell>
          <table:table-cell office:value-type="percentage" office:value="1" table:style-name="ce39">
            <text:p>100,0%</text:p>
          </table:table-cell>
          <table:table-cell office:value-type="float" office:value="287572" table:style-name="ce38">
            <text:p>287.572</text:p>
          </table:table-cell>
          <table:table-cell office:value-type="percentage" office:value="0.99244207314968835" table:style-name="ce39">
            <text:p>99,2%</text:p>
          </table:table-cell>
          <table:table-cell office:value-type="float" office:value="331496" table:style-name="ce38">
            <text:p>331.496</text:p>
          </table:table-cell>
          <table:table-cell office:value-type="percentage" office:value="0.95552090209179452" table:style-name="ce39">
            <text:p>95,6%</text:p>
          </table:table-cell>
          <table:table-cell office:value-type="float" office:value="368890" table:style-name="ce38">
            <text:p>368.890</text:p>
          </table:table-cell>
          <table:table-cell office:value-type="percentage" office:value="0.90884453631411544" table:style-name="ce39">
            <text:p>90,9%</text:p>
          </table:table-cell>
          <table:table-cell office:value-type="float" office:value="150185" table:style-name="ce38">
            <text:p>150.185</text:p>
          </table:table-cell>
          <table:table-cell office:value-type="percentage" office:value="0.33884901663052969" table:style-name="ce39">
            <text:p>33,9%</text:p>
          </table:table-cell>
          <table:table-cell office:value-type="float" office:value="49914" table:style-name="ce38">
            <text:p>49.914</text:p>
          </table:table-cell>
          <table:table-cell office:value-type="percentage" office:value="0.11196927653140654" table:style-name="ce39">
            <text:p>11,2%</text:p>
          </table:table-cell>
          <table:table-cell office:value-type="float" office:value="6844" table:style-name="ce38">
            <text:p>6.844</text:p>
          </table:table-cell>
          <table:table-cell office:value-type="percentage" office:value="4.4806703983763789E-2" table:style-name="ce39">
            <text:p>4,5%</text:p>
          </table:table-cell>
          <table:table-cell office:value-type="float" office:value="49" table:style-name="ce38">
            <text:p>49</text:p>
          </table:table-cell>
          <table:table-cell office:value-type="percentage" office:value="1.113282137501704E-3" table:style-name="ce39">
            <text:p>0,1%</text:p>
          </table:table-cell>
          <table:table-cell office:value-type="float" office:value="1435342" table:style-name="ce38">
            <text:p>1.435.342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60751539695163426" table:style-name="ce39">
            <text:p>60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3285" table:style-name="ce38">
            <text:p>23.285</text:p>
          </table:table-cell>
          <table:table-cell office:value-type="percentage" office:value="1" table:style-name="ce39">
            <text:p>100,0%</text:p>
          </table:table-cell>
          <table:table-cell office:value-type="float" office:value="28430" table:style-name="ce38">
            <text:p>28.430</text:p>
          </table:table-cell>
          <table:table-cell office:value-type="percentage" office:value="1" table:style-name="ce39">
            <text:p>100,0%</text:p>
          </table:table-cell>
          <table:table-cell office:value-type="float" office:value="36586" table:style-name="ce38">
            <text:p>36.586</text:p>
          </table:table-cell>
          <table:table-cell office:value-type="percentage" office:value="0.96998780423140141" table:style-name="ce39">
            <text:p>97,0%</text:p>
          </table:table-cell>
          <table:table-cell office:value-type="float" office:value="40792" table:style-name="ce38">
            <text:p>40.792</text:p>
          </table:table-cell>
          <table:table-cell office:value-type="percentage" office:value="0.85582410204766701" table:style-name="ce39">
            <text:p>85,6%</text:p>
          </table:table-cell>
          <table:table-cell office:value-type="float" office:value="11875" table:style-name="ce38">
            <text:p>11.875</text:p>
          </table:table-cell>
          <table:table-cell office:value-type="percentage" office:value="0.22428088465824314" table:style-name="ce39">
            <text:p>22,4%</text:p>
          </table:table-cell>
          <table:table-cell office:value-type="float" office:value="7634" table:style-name="ce38">
            <text:p>7.634</text:p>
          </table:table-cell>
          <table:table-cell office:value-type="percentage" office:value="0.13963527281374039" table:style-name="ce39">
            <text:p>14,0%</text:p>
          </table:table-cell>
          <table:table-cell office:value-type="float" office:value="1581" table:style-name="ce38">
            <text:p>1.581</text:p>
          </table:table-cell>
          <table:table-cell office:value-type="percentage" office:value="7.4681152574397738E-2" table:style-name="ce39">
            <text:p>7,5%</text:p>
          </table:table-cell>
          <table:table-cell office:value-type="float" office:value="11" table:style-name="ce38">
            <text:p>11</text:p>
          </table:table-cell>
          <table:table-cell office:value-type="percentage" office:value="1.7499204581609927E-3" table:style-name="ce39">
            <text:p>0,2%</text:p>
          </table:table-cell>
          <table:table-cell office:value-type="float" office:value="150194" table:style-name="ce38">
            <text:p>150.194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5546553023029086" table:style-name="ce39">
            <text:p>55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70338" table:style-name="ce38">
            <text:p>370.338</text:p>
          </table:table-cell>
          <table:table-cell office:value-type="percentage" office:value="1" table:style-name="ce39">
            <text:p>100,0%</text:p>
          </table:table-cell>
          <table:table-cell office:value-type="float" office:value="503317" table:style-name="ce38">
            <text:p>503.317</text:p>
          </table:table-cell>
          <table:table-cell office:value-type="percentage" office:value="0.95672909685010488" table:style-name="ce39">
            <text:p>95,7%</text:p>
          </table:table-cell>
          <table:table-cell office:value-type="float" office:value="673659" table:style-name="ce38">
            <text:p>673.659</text:p>
          </table:table-cell>
          <table:table-cell office:value-type="percentage" office:value="0.9578230770215107" table:style-name="ce39">
            <text:p>95,8%</text:p>
          </table:table-cell>
          <table:table-cell office:value-type="float" office:value="801148" table:style-name="ce38">
            <text:p>801.148</text:p>
          </table:table-cell>
          <table:table-cell office:value-type="percentage" office:value="0.82356291176963414" table:style-name="ce39">
            <text:p>82,4%</text:p>
          </table:table-cell>
          <table:table-cell office:value-type="float" office:value="229719" table:style-name="ce38">
            <text:p>229.719</text:p>
          </table:table-cell>
          <table:table-cell office:value-type="percentage" office:value="0.19701947990130114" table:style-name="ce39">
            <text:p>19,7%</text:p>
          </table:table-cell>
          <table:table-cell office:value-type="float" office:value="182271" table:style-name="ce38">
            <text:p>182.271</text:p>
          </table:table-cell>
          <table:table-cell office:value-type="percentage" office:value="0.1352393516381924" table:style-name="ce39">
            <text:p>13,5%</text:p>
          </table:table-cell>
          <table:table-cell office:value-type="float" office:value="35689" table:style-name="ce38">
            <text:p>35.689</text:p>
          </table:table-cell>
          <table:table-cell office:value-type="percentage" office:value="7.4396101026440647E-2" table:style-name="ce39">
            <text:p>7,4%</text:p>
          </table:table-cell>
          <table:table-cell office:value-type="float" office:value="493" table:style-name="ce38">
            <text:p>493</text:p>
          </table:table-cell>
          <table:table-cell office:value-type="percentage" office:value="3.6287087537998394E-3" table:style-name="ce39">
            <text:p>0,4%</text:p>
          </table:table-cell>
          <table:table-cell office:value-type="float" office:value="2796634" table:style-name="ce38">
            <text:p>2.796.634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49101459138008258" table:style-name="ce39">
            <text:p>49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3129" table:style-name="ce38">
            <text:p>73.129</text:p>
          </table:table-cell>
          <table:table-cell office:value-type="percentage" office:value="1" table:style-name="ce39">
            <text:p>100,0%</text:p>
          </table:table-cell>
          <table:table-cell office:value-type="float" office:value="100363" table:style-name="ce38">
            <text:p>100.363</text:p>
          </table:table-cell>
          <table:table-cell office:value-type="percentage" office:value="0.9753544738044102" table:style-name="ce39">
            <text:p>97,5%</text:p>
          </table:table-cell>
          <table:table-cell office:value-type="float" office:value="131976" table:style-name="ce38">
            <text:p>131.976</text:p>
          </table:table-cell>
          <table:table-cell office:value-type="percentage" office:value="0.89835204105943134" table:style-name="ce39">
            <text:p>89,8%</text:p>
          </table:table-cell>
          <table:table-cell office:value-type="float" office:value="178630" table:style-name="ce38">
            <text:p>178.630</text:p>
          </table:table-cell>
          <table:table-cell office:value-type="percentage" office:value="0.83763176651536186" table:style-name="ce39">
            <text:p>83,8%</text:p>
          </table:table-cell>
          <table:table-cell office:value-type="float" office:value="106435" table:style-name="ce38">
            <text:p>106.435</text:p>
          </table:table-cell>
          <table:table-cell office:value-type="percentage" office:value="0.41877658297823789" table:style-name="ce39">
            <text:p>41,9%</text:p>
          </table:table-cell>
          <table:table-cell office:value-type="float" office:value="32915" table:style-name="ce38">
            <text:p>32.915</text:p>
          </table:table-cell>
          <table:table-cell office:value-type="percentage" office:value="0.11078463050473229" table:style-name="ce39">
            <text:p>11,1%</text:p>
          </table:table-cell>
          <table:table-cell office:value-type="float" office:value="7890" table:style-name="ce38">
            <text:p>7.890</text:p>
          </table:table-cell>
          <table:table-cell office:value-type="percentage" office:value="6.6488577279277303E-2" table:style-name="ce39">
            <text:p>6,6%</text:p>
          </table:table-cell>
          <table:table-cell office:value-type="float" office:value="156" table:style-name="ce38">
            <text:p>156</text:p>
          </table:table-cell>
          <table:table-cell office:value-type="percentage" office:value="4.4941230698317585E-3" table:style-name="ce39">
            <text:p>0,4%</text:p>
          </table:table-cell>
          <table:table-cell office:value-type="float" office:value="631494" table:style-name="ce38">
            <text:p>631.494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51030684157064488" table:style-name="ce39">
            <text:p>51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2348" table:style-name="ce38">
            <text:p>42.348</text:p>
          </table:table-cell>
          <table:table-cell office:value-type="percentage" office:value="1" table:style-name="ce39">
            <text:p>100,0%</text:p>
          </table:table-cell>
          <table:table-cell office:value-type="float" office:value="55552" table:style-name="ce38">
            <text:p>55.552</text:p>
          </table:table-cell>
          <table:table-cell office:value-type="percentage" office:value="0.99569830800114711" table:style-name="ce39">
            <text:p>99,6%</text:p>
          </table:table-cell>
          <table:table-cell office:value-type="float" office:value="70241" table:style-name="ce38">
            <text:p>70.241</text:p>
          </table:table-cell>
          <table:table-cell office:value-type="percentage" office:value="0.95120795189859708" table:style-name="ce39">
            <text:p>95,1%</text:p>
          </table:table-cell>
          <table:table-cell office:value-type="float" office:value="88459" table:style-name="ce38">
            <text:p>88.459</text:p>
          </table:table-cell>
          <table:table-cell office:value-type="percentage" office:value="0.91483442612778454" table:style-name="ce39">
            <text:p>91,5%</text:p>
          </table:table-cell>
          <table:table-cell office:value-type="float" office:value="45378" table:style-name="ce38">
            <text:p>45.378</text:p>
          </table:table-cell>
          <table:table-cell office:value-type="percentage" office:value="0.42015888594655654" table:style-name="ce39">
            <text:p>42,0%</text:p>
          </table:table-cell>
          <table:table-cell office:value-type="float" office:value="16084" table:style-name="ce38">
            <text:p>16.084</text:p>
          </table:table-cell>
          <table:table-cell office:value-type="percentage" office:value="0.13982925599429694" table:style-name="ce39">
            <text:p>14,0%</text:p>
          </table:table-cell>
          <table:table-cell office:value-type="float" office:value="4000" table:style-name="ce38">
            <text:p>4.000</text:p>
          </table:table-cell>
          <table:table-cell office:value-type="percentage" office:value="8.2465725182970823E-2" table:style-name="ce39">
            <text:p>8,2%</text:p>
          </table:table-cell>
          <table:table-cell office:value-type="float" office:value="15" table:style-name="ce38">
            <text:p>15</text:p>
          </table:table-cell>
          <table:table-cell office:value-type="percentage" office:value="1.078671077232849E-3" table:style-name="ce39">
            <text:p>0,1%</text:p>
          </table:table-cell>
          <table:table-cell office:value-type="float" office:value="322077" table:style-name="ce38">
            <text:p>322.077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58248618734570967" table:style-name="ce39">
            <text:p>58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61863" table:style-name="ce38">
            <text:p>161.863</text:p>
          </table:table-cell>
          <table:table-cell office:value-type="percentage" office:value="1" table:style-name="ce39">
            <text:p>100,0%</text:p>
          </table:table-cell>
          <table:table-cell office:value-type="float" office:value="209829" table:style-name="ce38">
            <text:p>209.829</text:p>
          </table:table-cell>
          <table:table-cell office:value-type="percentage" office:value="0.9847381981499993" table:style-name="ce39">
            <text:p>98,5%</text:p>
          </table:table-cell>
          <table:table-cell office:value-type="float" office:value="271568" table:style-name="ce38">
            <text:p>271.568</text:p>
          </table:table-cell>
          <table:table-cell office:value-type="percentage" office:value="0.96947368796832778" table:style-name="ce39">
            <text:p>96,9%</text:p>
          </table:table-cell>
          <table:table-cell office:value-type="float" office:value="284501" table:style-name="ce38">
            <text:p>284.501</text:p>
          </table:table-cell>
          <table:table-cell office:value-type="percentage" office:value="0.83682425575847774" table:style-name="ce39">
            <text:p>83,7%</text:p>
          </table:table-cell>
          <table:table-cell office:value-type="float" office:value="76688" table:style-name="ce38">
            <text:p>76.688</text:p>
          </table:table-cell>
          <table:table-cell office:value-type="percentage" office:value="0.21176749978599024" table:style-name="ce39">
            <text:p>21,2%</text:p>
          </table:table-cell>
          <table:table-cell office:value-type="float" office:value="52816" table:style-name="ce38">
            <text:p>52.816</text:p>
          </table:table-cell>
          <table:table-cell office:value-type="percentage" office:value="0.14561254535228663" table:style-name="ce39">
            <text:p>14,6%</text:p>
          </table:table-cell>
          <table:table-cell office:value-type="float" office:value="13366" table:style-name="ce38">
            <text:p>13.366</text:p>
          </table:table-cell>
          <table:table-cell office:value-type="percentage" office:value="9.5251669362827196E-2" table:style-name="ce39">
            <text:p>9,5%</text:p>
          </table:table-cell>
          <table:table-cell office:value-type="float" office:value="58" table:style-name="ce38">
            <text:p>58</text:p>
          </table:table-cell>
          <table:table-cell office:value-type="percentage" office:value="1.3867635807192043E-3" table:style-name="ce39">
            <text:p>0,1%</text:p>
          </table:table-cell>
          <table:table-cell office:value-type="float" office:value="1070689" table:style-name="ce38">
            <text:p>1.070.689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56407777578165375" table:style-name="ce39">
            <text:p>56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59" table:style-name="ce38">
            <text:p>2.359</text:p>
          </table:table-cell>
          <table:table-cell office:value-type="percentage" office:value="0.90556621880998078" table:style-name="ce39">
            <text:p>90,6%</text:p>
          </table:table-cell>
          <table:table-cell office:value-type="float" office:value="3769" table:style-name="ce38">
            <text:p>3.769</text:p>
          </table:table-cell>
          <table:table-cell office:value-type="percentage" office:value="0.87285780453913853" table:style-name="ce39">
            <text:p>87,3%</text:p>
          </table:table-cell>
          <table:table-cell office:value-type="float" office:value="6993" table:style-name="ce38">
            <text:p>6.993</text:p>
          </table:table-cell>
          <table:table-cell office:value-type="percentage" office:value="0.89003436426116833" table:style-name="ce39">
            <text:p>89,0%</text:p>
          </table:table-cell>
          <table:table-cell office:value-type="float" office:value="9659" table:style-name="ce38">
            <text:p>9.659</text:p>
          </table:table-cell>
          <table:table-cell office:value-type="percentage" office:value="0.83584285219799237" table:style-name="ce39">
            <text:p>83,6%</text:p>
          </table:table-cell>
          <table:table-cell office:value-type="float" office:value="9008" table:style-name="ce38">
            <text:p>9.008</text:p>
          </table:table-cell>
          <table:table-cell office:value-type="percentage" office:value="0.71254548330960288" table:style-name="ce39">
            <text:p>71,3%</text:p>
          </table:table-cell>
          <table:table-cell office:value-type="float" office:value="3451" table:style-name="ce38">
            <text:p>3.451</text:p>
          </table:table-cell>
          <table:table-cell office:value-type="percentage" office:value="0.19806014692378329" table:style-name="ce39">
            <text:p>19,8%</text:p>
          </table:table-cell>
          <table:table-cell office:value-type="float" office:value="600" table:style-name="ce38">
            <text:p>600</text:p>
          </table:table-cell>
          <table:table-cell office:value-type="percentage" office:value="7.9145231499802141E-2" table:style-name="ce39">
            <text:p>7,9%</text:p>
          </table:table-cell>
          <table:table-cell office:value-type="float" office:value="11" table:style-name="ce38">
            <text:p>11</text:p>
          </table:table-cell>
          <table:table-cell office:value-type="percentage" office:value="5.0574712643678158E-3" table:style-name="ce39">
            <text:p>0,5%</text:p>
          </table:table-cell>
          <table:table-cell office:value-type="float" office:value="35850" table:style-name="ce38">
            <text:p>35.850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54188457934036705" table:style-name="ce39">
            <text:p>54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939" table:style-name="ce38">
            <text:p>1.939</text:p>
          </table:table-cell>
          <table:table-cell office:value-type="percentage" office:value="0.82545764154959556" table:style-name="ce39">
            <text:p>82,5%</text:p>
          </table:table-cell>
          <table:table-cell office:value-type="float" office:value="3153" table:style-name="ce38">
            <text:p>3.153</text:p>
          </table:table-cell>
          <table:table-cell office:value-type="percentage" office:value="0.84124866595517611" table:style-name="ce39">
            <text:p>84,1%</text:p>
          </table:table-cell>
          <table:table-cell office:value-type="float" office:value="6458" table:style-name="ce38">
            <text:p>6.458</text:p>
          </table:table-cell>
          <table:table-cell office:value-type="percentage" office:value="0.82509262808227934" table:style-name="ce39">
            <text:p>82,5%</text:p>
          </table:table-cell>
          <table:table-cell office:value-type="float" office:value="8360" table:style-name="ce38">
            <text:p>8.360</text:p>
          </table:table-cell>
          <table:table-cell office:value-type="percentage" office:value="0.73988848570669974" table:style-name="ce39">
            <text:p>74,0%</text:p>
          </table:table-cell>
          <table:table-cell office:value-type="float" office:value="7921" table:style-name="ce38">
            <text:p>7.921</text:p>
          </table:table-cell>
          <table:table-cell office:value-type="percentage" office:value="0.65997333777703715" table:style-name="ce39">
            <text:p>66,0%</text:p>
          </table:table-cell>
          <table:table-cell office:value-type="float" office:value="3098" table:style-name="ce38">
            <text:p>3.098</text:p>
          </table:table-cell>
          <table:table-cell office:value-type="percentage" office:value="0.17122644116509148" table:style-name="ce39">
            <text:p>17,1%</text:p>
          </table:table-cell>
          <table:table-cell office:value-type="float" office:value="331" table:style-name="ce38">
            <text:p>331</text:p>
          </table:table-cell>
          <table:table-cell office:value-type="percentage" office:value="3.8776944704779756E-2" table:style-name="ce39">
            <text:p>3,9%</text:p>
          </table:table-cell>
          <table:table-cell office:value-type="float" office:value="7" table:style-name="ce38">
            <text:p>7</text:p>
          </table:table-cell>
          <table:table-cell office:value-type="percentage" office:value="3.0120481927710845E-3" table:style-name="ce39">
            <text:p>0,3%</text:p>
          </table:table-cell>
          <table:table-cell office:value-type="float" office:value="31267" table:style-name="ce38">
            <text:p>31.267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4724681918462329" table:style-name="ce39">
            <text:p>47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31" table:style-name="ce38">
            <text:p>31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3310" table:style-name="ce38">
            <text:p>3.310</text:p>
          </table:table-cell>
          <table:table-cell office:value-type="string" table:style-name="ce39">
            <text:p>-</text:p>
          </table:table-cell>
          <table:table-cell office:value-type="float" office:value="8742" table:style-name="ce38">
            <text:p>8.742</text:p>
          </table:table-cell>
          <table:table-cell office:value-type="string" table:style-name="ce39">
            <text:p>-</text:p>
          </table:table-cell>
          <table:table-cell office:value-type="float" office:value="18740" table:style-name="ce38">
            <text:p>18.740</text:p>
          </table:table-cell>
          <table:table-cell office:value-type="string" table:style-name="ce39">
            <text:p>-</text:p>
          </table:table-cell>
          <table:table-cell office:value-type="float" office:value="35412" table:style-name="ce38">
            <text:p>35.412</text:p>
          </table:table-cell>
          <table:table-cell office:value-type="string" table:style-name="ce39">
            <text:p>-</text:p>
          </table:table-cell>
          <table:table-cell office:value-type="float" office:value="9031" table:style-name="ce38">
            <text:p>9.031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75292" table:style-name="ce38">
            <text:p>75.292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5" table:style-name="ce38">
            <text:p>5</text:p>
          </table:table-cell>
          <table:table-cell office:value-type="string" table:style-name="ce39">
            <text:p>-</text:p>
          </table:table-cell>
          <table:table-cell office:value-type="float" office:value="42" table:style-name="ce38">
            <text:p>42</text:p>
          </table:table-cell>
          <table:table-cell office:value-type="string" table:style-name="ce39">
            <text:p>-</text:p>
          </table:table-cell>
          <table:table-cell office:value-type="float" office:value="141" table:style-name="ce38">
            <text:p>141</text:p>
          </table:table-cell>
          <table:table-cell office:value-type="string" table:style-name="ce39">
            <text:p>-</text:p>
          </table:table-cell>
          <table:table-cell office:value-type="float" office:value="207" table:style-name="ce38">
            <text:p>207</text:p>
          </table:table-cell>
          <table:table-cell office:value-type="string" table:style-name="ce39">
            <text:p>-</text:p>
          </table:table-cell>
          <table:table-cell office:value-type="float" office:value="50" table:style-name="ce38">
            <text:p>50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445" table:style-name="ce38">
            <text:p>44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911010" table:style-name="ce43">
            <text:p>2.911.010</text:p>
          </table:table-cell>
          <table:table-cell office:value-type="percentage" office:value="1" table:style-name="ce44">
            <text:p>100,0%</text:p>
          </table:table-cell>
          <table:table-cell office:value-type="float" office:value="3879820" table:style-name="ce43">
            <text:p>3.879.820</text:p>
          </table:table-cell>
          <table:table-cell office:value-type="percentage" office:value="0.9797413918276181" table:style-name="ce44">
            <text:p>98,0%</text:p>
          </table:table-cell>
          <table:table-cell office:value-type="float" office:value="4944295" table:style-name="ce43">
            <text:p>4.944.295</text:p>
          </table:table-cell>
          <table:table-cell office:value-type="percentage" office:value="0.92642083003403042" table:style-name="ce44">
            <text:p>92,6%</text:p>
          </table:table-cell>
          <table:table-cell office:value-type="float" office:value="5837506" table:style-name="ce43">
            <text:p>5.837.506</text:p>
          </table:table-cell>
          <table:table-cell office:value-type="percentage" office:value="0.82998038191428047" table:style-name="ce44">
            <text:p>83,0%</text:p>
          </table:table-cell>
          <table:table-cell office:value-type="float" office:value="2494157" table:style-name="ce43">
            <text:p>2.494.157</text:p>
          </table:table-cell>
          <table:table-cell office:value-type="percentage" office:value="0.31604664473740063" table:style-name="ce44">
            <text:p>31,6%</text:p>
          </table:table-cell>
          <table:table-cell office:value-type="float" office:value="1157717" table:style-name="ce43">
            <text:p>1.157.717</text:p>
          </table:table-cell>
          <table:table-cell office:value-type="percentage" office:value="0.13134418136916329" table:style-name="ce44">
            <text:p>13,1%</text:p>
          </table:table-cell>
          <table:table-cell office:value-type="float" office:value="246902" table:style-name="ce43">
            <text:p>246.902</text:p>
          </table:table-cell>
          <table:table-cell office:value-type="percentage" office:value="7.4586011716766376E-2" table:style-name="ce44">
            <text:p>7,5%</text:p>
          </table:table-cell>
          <table:table-cell office:value-type="float" office:value="3381" table:style-name="ce43">
            <text:p>3.381</text:p>
          </table:table-cell>
          <table:table-cell office:value-type="percentage" office:value="3.5625136320674698E-3" table:style-name="ce44">
            <text:p>0,4%</text:p>
          </table:table-cell>
          <table:table-cell office:value-type="float" office:value="21474788" table:style-name="ce43">
            <text:p>21.474.788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53513289941829301" table:style-name="ce44">
            <text:p>53,5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  <table:table table:name="Etarios_con_pauta_completa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21"/>
        <table:table-column table:style-name="co7" table:default-cell-style-name="ce45"/>
        <table:table-column table:style-name="co7" table:default-cell-style-name="ce41"/>
        <table:table-column table:style-name="co3" table:default-cell-style-name="ce45"/>
        <table:table-column table:style-name="co3" table:default-cell-style-name="ce21"/>
        <table:table-column table:style-name="co3" table:default-cell-style-name="ce45"/>
        <table:table-column table:style-name="co3" table:number-columns-repeated="2" table:default-cell-style-name="ce21"/>
        <table:table-column table:style-name="co3" table:default-cell-style-name="ce45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5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22119" table:style-name="ce35">
            <text:p>422.119</text:p>
          </table:table-cell>
          <table:table-cell office:value-type="percentage" office:value="1" table:style-name="ce36">
            <text:p>100,0%</text:p>
          </table:table-cell>
          <table:table-cell office:value-type="float" office:value="628823" table:style-name="ce35">
            <text:p>628.823</text:p>
          </table:table-cell>
          <table:table-cell office:value-type="percentage" office:value="0.96685327523405507" table:style-name="ce36">
            <text:p>96,7%</text:p>
          </table:table-cell>
          <table:table-cell office:value-type="float" office:value="220588" table:style-name="ce35">
            <text:p>220.588</text:p>
          </table:table-cell>
          <table:table-cell office:value-type="percentage" office:value="0.24077795375632949" table:style-name="ce36">
            <text:p>24,1%</text:p>
          </table:table-cell>
          <table:table-cell office:value-type="float" office:value="528894" table:style-name="ce35">
            <text:p>528.894</text:p>
          </table:table-cell>
          <table:table-cell office:value-type="percentage" office:value="0.41809108307292925" table:style-name="ce36">
            <text:p>41,8%</text:p>
          </table:table-cell>
          <table:table-cell office:value-type="float" office:value="167297" table:style-name="ce35">
            <text:p>167.297</text:p>
          </table:table-cell>
          <table:table-cell office:value-type="percentage" office:value="0.12078211612906951" table:style-name="ce36">
            <text:p>12,1%</text:p>
          </table:table-cell>
          <table:table-cell office:value-type="float" office:value="154555" table:style-name="ce35">
            <text:p>154.555</text:p>
          </table:table-cell>
          <table:table-cell office:value-type="percentage" office:value="9.5153690864863971E-2" table:style-name="ce36">
            <text:p>9,5%</text:p>
          </table:table-cell>
          <table:table-cell office:value-type="float" office:value="25368" table:style-name="ce35">
            <text:p>25.368</text:p>
          </table:table-cell>
          <table:table-cell office:value-type="percentage" office:value="4.0533933267928535E-2" table:style-name="ce36">
            <text:p>4,1%</text:p>
          </table:table-cell>
          <table:table-cell office:value-type="float" office:value="469" table:style-name="ce35">
            <text:p>469</text:p>
          </table:table-cell>
          <table:table-cell office:value-type="percentage" office:value="2.5780421171827331E-3" table:style-name="ce36">
            <text:p>0,3%</text:p>
          </table:table-cell>
          <table:table-cell office:value-type="float" office:value="2148113" table:style-name="ce35">
            <text:p>2.148.113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30416995352589904" table:style-name="ce36">
            <text:p>30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98568" table:style-name="ce38">
            <text:p>98.568</text:p>
          </table:table-cell>
          <table:table-cell office:value-type="percentage" office:value="0.99758114303642453" table:style-name="ce39">
            <text:p>99,8%</text:p>
          </table:table-cell>
          <table:table-cell office:value-type="float" office:value="114963" table:style-name="ce38">
            <text:p>114.963</text:p>
          </table:table-cell>
          <table:table-cell office:value-type="percentage" office:value="0.9664410911689294" table:style-name="ce39">
            <text:p>96,6%</text:p>
          </table:table-cell>
          <table:table-cell office:value-type="float" office:value="47081" table:style-name="ce38">
            <text:p>47.081</text:p>
          </table:table-cell>
          <table:table-cell office:value-type="percentage" office:value="0.30109294160532596" table:style-name="ce39">
            <text:p>30,1%</text:p>
          </table:table-cell>
          <table:table-cell office:value-type="float" office:value="66656" table:style-name="ce38">
            <text:p>66.656</text:p>
          </table:table-cell>
          <table:table-cell office:value-type="percentage" office:value="0.3361948089939778" table:style-name="ce39">
            <text:p>33,6%</text:p>
          </table:table-cell>
          <table:table-cell office:value-type="float" office:value="31357" table:style-name="ce38">
            <text:p>31.357</text:p>
          </table:table-cell>
          <table:table-cell office:value-type="percentage" office:value="0.14588518816616497" table:style-name="ce39">
            <text:p>14,6%</text:p>
          </table:table-cell>
          <table:table-cell office:value-type="float" office:value="22921" table:style-name="ce38">
            <text:p>22.921</text:p>
          </table:table-cell>
          <table:table-cell office:value-type="percentage" office:value="9.9165008220126333E-2" table:style-name="ce39">
            <text:p>9,9%</text:p>
          </table:table-cell>
          <table:table-cell office:value-type="float" office:value="5823" table:style-name="ce38">
            <text:p>5.823</text:p>
          </table:table-cell>
          <table:table-cell office:value-type="percentage" office:value="6.5294909172460197E-2" table:style-name="ce39">
            <text:p>6,5%</text:p>
          </table:table-cell>
          <table:table-cell office:value-type="float" office:value="55" table:style-name="ce38">
            <text:p>55</text:p>
          </table:table-cell>
          <table:table-cell office:value-type="percentage" office:value="2.1907113837329722E-3" table:style-name="ce39">
            <text:p>0,2%</text:p>
          </table:table-cell>
          <table:table-cell office:value-type="float" office:value="387424" table:style-name="ce38">
            <text:p>387.424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34201651888654655" table:style-name="ce39">
            <text:p>34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6838" table:style-name="ce38">
            <text:p>86.838</text:p>
          </table:table-cell>
          <table:table-cell office:value-type="percentage" office:value="0.98875048391137021" table:style-name="ce39">
            <text:p>98,9%</text:p>
          </table:table-cell>
          <table:table-cell office:value-type="float" office:value="110496" table:style-name="ce38">
            <text:p>110.496</text:p>
          </table:table-cell>
          <table:table-cell office:value-type="percentage" office:value="1" table:style-name="ce39">
            <text:p>100,0%</text:p>
          </table:table-cell>
          <table:table-cell office:value-type="float" office:value="33229" table:style-name="ce38">
            <text:p>33.229</text:p>
          </table:table-cell>
          <table:table-cell office:value-type="percentage" office:value="0.22204180365113729" table:style-name="ce39">
            <text:p>22,2%</text:p>
          </table:table-cell>
          <table:table-cell office:value-type="float" office:value="74109" table:style-name="ce38">
            <text:p>74.109</text:p>
          </table:table-cell>
          <table:table-cell office:value-type="percentage" office:value="0.45564880568108457" table:style-name="ce39">
            <text:p>45,6%</text:p>
          </table:table-cell>
          <table:table-cell office:value-type="float" office:value="25854" table:style-name="ce38">
            <text:p>25.854</text:p>
          </table:table-cell>
          <table:table-cell office:value-type="percentage" office:value="0.15482086075464241" table:style-name="ce39">
            <text:p>15,5%</text:p>
          </table:table-cell>
          <table:table-cell office:value-type="float" office:value="19458" table:style-name="ce38">
            <text:p>19.458</text:p>
          </table:table-cell>
          <table:table-cell office:value-type="percentage" office:value="0.12545292775077047" table:style-name="ce39">
            <text:p>12,5%</text:p>
          </table:table-cell>
          <table:table-cell office:value-type="float" office:value="4510" table:style-name="ce38">
            <text:p>4.510</text:p>
          </table:table-cell>
          <table:table-cell office:value-type="percentage" office:value="8.3242584765314973E-2" table:style-name="ce39">
            <text:p>8,3%</text:p>
          </table:table-cell>
          <table:table-cell office:value-type="float" office:value="42" table:style-name="ce38">
            <text:p>42</text:p>
          </table:table-cell>
          <table:table-cell office:value-type="percentage" office:value="2.6987084752297117E-3" table:style-name="ce39">
            <text:p>0,3%</text:p>
          </table:table-cell>
          <table:table-cell office:value-type="float" office:value="354536" table:style-name="ce38">
            <text:p>354.536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39340042099002565" table:style-name="ce39">
            <text:p>39,3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49571" table:style-name="ce38">
            <text:p>49.571</text:p>
          </table:table-cell>
          <table:table-cell office:value-type="percentage" office:value="1" table:style-name="ce39">
            <text:p>100,0%</text:p>
          </table:table-cell>
          <table:table-cell office:value-type="float" office:value="74882" table:style-name="ce38">
            <text:p>74.882</text:p>
          </table:table-cell>
          <table:table-cell office:value-type="percentage" office:value="0.93002633017040093" table:style-name="ce39">
            <text:p>93,0%</text:p>
          </table:table-cell>
          <table:table-cell office:value-type="float" office:value="11713" table:style-name="ce38">
            <text:p>11.713</text:p>
          </table:table-cell>
          <table:table-cell office:value-type="percentage" office:value="9.9913845313952795E-2" table:style-name="ce39">
            <text:p>10,0%</text:p>
          </table:table-cell>
          <table:table-cell office:value-type="float" office:value="74876" table:style-name="ce38">
            <text:p>74.876</text:p>
          </table:table-cell>
          <table:table-cell office:value-type="percentage" office:value="0.45161251409856634" table:style-name="ce39">
            <text:p>45,2%</text:p>
          </table:table-cell>
          <table:table-cell office:value-type="float" office:value="31372" table:style-name="ce38">
            <text:p>31.372</text:p>
          </table:table-cell>
          <table:table-cell office:value-type="percentage" office:value="0.15216421240517625" table:style-name="ce39">
            <text:p>15,2%</text:p>
          </table:table-cell>
          <table:table-cell office:value-type="float" office:value="20959" table:style-name="ce38">
            <text:p>20.959</text:p>
          </table:table-cell>
          <table:table-cell office:value-type="percentage" office:value="8.1273605757672118E-2" table:style-name="ce39">
            <text:p>8,1%</text:p>
          </table:table-cell>
          <table:table-cell office:value-type="float" office:value="3358" table:style-name="ce38">
            <text:p>3.358</text:p>
          </table:table-cell>
          <table:table-cell office:value-type="percentage" office:value="3.9119747434149976E-2" table:style-name="ce39">
            <text:p>3,9%</text:p>
          </table:table-cell>
          <table:table-cell office:value-type="float" office:value="40" table:style-name="ce38">
            <text:p>40</text:p>
          </table:table-cell>
          <table:table-cell office:value-type="percentage" office:value="1.7167381974248926E-3" table:style-name="ce39">
            <text:p>0,2%</text:p>
          </table:table-cell>
          <table:table-cell office:value-type="float" office:value="266771" table:style-name="ce38">
            <text:p>266.771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27048228746632547" table:style-name="ce39">
            <text:p>27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88081" table:style-name="ce38">
            <text:p>88.081</text:p>
          </table:table-cell>
          <table:table-cell office:value-type="percentage" office:value="0.97611817899729603" table:style-name="ce39">
            <text:p>97,6%</text:p>
          </table:table-cell>
          <table:table-cell office:value-type="float" office:value="141467" table:style-name="ce38">
            <text:p>141.467</text:p>
          </table:table-cell>
          <table:table-cell office:value-type="percentage" office:value="0.91546032834835733" table:style-name="ce39">
            <text:p>91,5%</text:p>
          </table:table-cell>
          <table:table-cell office:value-type="float" office:value="47147" table:style-name="ce38">
            <text:p>47.147</text:p>
          </table:table-cell>
          <table:table-cell office:value-type="percentage" office:value="0.20054701989008558" table:style-name="ce39">
            <text:p>20,1%</text:p>
          </table:table-cell>
          <table:table-cell office:value-type="float" office:value="142210" table:style-name="ce38">
            <text:p>142.210</text:p>
          </table:table-cell>
          <table:table-cell office:value-type="percentage" office:value="0.40572077418176838" table:style-name="ce39">
            <text:p>40,6%</text:p>
          </table:table-cell>
          <table:table-cell office:value-type="float" office:value="56304" table:style-name="ce38">
            <text:p>56.304</text:p>
          </table:table-cell>
          <table:table-cell office:value-type="percentage" office:value="0.14514183190521854" table:style-name="ce39">
            <text:p>14,5%</text:p>
          </table:table-cell>
          <table:table-cell office:value-type="float" office:value="33781" table:style-name="ce38">
            <text:p>33.781</text:p>
          </table:table-cell>
          <table:table-cell office:value-type="percentage" office:value="7.5999973002585E-2" table:style-name="ce39">
            <text:p>7,6%</text:p>
          </table:table-cell>
          <table:table-cell office:value-type="float" office:value="5762" table:style-name="ce38">
            <text:p>5.762</text:p>
          </table:table-cell>
          <table:table-cell office:value-type="percentage" office:value="3.5155797167767955E-2" table:style-name="ce39">
            <text:p>3,5%</text:p>
          </table:table-cell>
          <table:table-cell office:value-type="float" office:value="68" table:style-name="ce38">
            <text:p>68</text:p>
          </table:table-cell>
          <table:table-cell office:value-type="percentage" office:value="1.5331890331890332E-3" table:style-name="ce39">
            <text:p>0,2%</text:p>
          </table:table-cell>
          <table:table-cell office:value-type="float" office:value="514820" table:style-name="ce38">
            <text:p>514.820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27515281665261915" table:style-name="ce39">
            <text:p>27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1518" table:style-name="ce38">
            <text:p>41.518</text:p>
          </table:table-cell>
          <table:table-cell office:value-type="percentage" office:value="1" table:style-name="ce39">
            <text:p>100,0%</text:p>
          </table:table-cell>
          <table:table-cell office:value-type="float" office:value="54726" table:style-name="ce38">
            <text:p>54.726</text:p>
          </table:table-cell>
          <table:table-cell office:value-type="percentage" office:value="1" table:style-name="ce39">
            <text:p>100,0%</text:p>
          </table:table-cell>
          <table:table-cell office:value-type="float" office:value="24100" table:style-name="ce38">
            <text:p>24.100</text:p>
          </table:table-cell>
          <table:table-cell office:value-type="percentage" office:value="0.31159092378304998" table:style-name="ce39">
            <text:p>31,2%</text:p>
          </table:table-cell>
          <table:table-cell office:value-type="float" office:value="25018" table:style-name="ce38">
            <text:p>25.018</text:p>
          </table:table-cell>
          <table:table-cell office:value-type="percentage" office:value="0.27808901338313102" table:style-name="ce39">
            <text:p>27,8%</text:p>
          </table:table-cell>
          <table:table-cell office:value-type="float" office:value="9464" table:style-name="ce38">
            <text:p>9.464</text:p>
          </table:table-cell>
          <table:table-cell office:value-type="percentage" office:value="9.6799599054915156E-2" table:style-name="ce39">
            <text:p>9,7%</text:p>
          </table:table-cell>
          <table:table-cell office:value-type="float" office:value="7375" table:style-name="ce38">
            <text:p>7.375</text:p>
          </table:table-cell>
          <table:table-cell office:value-type="percentage" office:value="7.6447051994361054E-2" table:style-name="ce39">
            <text:p>7,6%</text:p>
          </table:table-cell>
          <table:table-cell office:value-type="float" office:value="906" table:style-name="ce38">
            <text:p>906</text:p>
          </table:table-cell>
          <table:table-cell office:value-type="percentage" office:value="2.5933877200515244E-2" table:style-name="ce39">
            <text:p>2,6%</text:p>
          </table:table-cell>
          <table:table-cell office:value-type="float" office:value="8" table:style-name="ce38">
            <text:p>8</text:p>
          </table:table-cell>
          <table:table-cell office:value-type="percentage" office:value="7.4135853952367716E-4" table:style-name="ce39">
            <text:p>0,1%</text:p>
          </table:table-cell>
          <table:table-cell office:value-type="float" office:value="163115" table:style-name="ce38">
            <text:p>163.115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3253294879772789" table:style-name="ce39">
            <text:p>32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4921" table:style-name="ce38">
            <text:p>224.921</text:p>
          </table:table-cell>
          <table:table-cell office:value-type="percentage" office:value="1" table:style-name="ce39">
            <text:p>100,0%</text:p>
          </table:table-cell>
          <table:table-cell office:value-type="float" office:value="244870" table:style-name="ce38">
            <text:p>244.870</text:p>
          </table:table-cell>
          <table:table-cell office:value-type="percentage" office:value="0.99779960066826945" table:style-name="ce39">
            <text:p>99,8%</text:p>
          </table:table-cell>
          <table:table-cell office:value-type="float" office:value="119911" table:style-name="ce38">
            <text:p>119.911</text:p>
          </table:table-cell>
          <table:table-cell office:value-type="percentage" office:value="0.37639802244369458" table:style-name="ce39">
            <text:p>37,6%</text:p>
          </table:table-cell>
          <table:table-cell office:value-type="float" office:value="108820" table:style-name="ce38">
            <text:p>108.820</text:p>
          </table:table-cell>
          <table:table-cell office:value-type="percentage" office:value="0.28548566931199582" table:style-name="ce39">
            <text:p>28,5%</text:p>
          </table:table-cell>
          <table:table-cell office:value-type="float" office:value="44451" table:style-name="ce38">
            <text:p>44.451</text:p>
          </table:table-cell>
          <table:table-cell office:value-type="percentage" office:value="0.12235174302583229" table:style-name="ce39">
            <text:p>12,2%</text:p>
          </table:table-cell>
          <table:table-cell office:value-type="float" office:value="37649" table:style-name="ce38">
            <text:p>37.649</text:p>
          </table:table-cell>
          <table:table-cell office:value-type="percentage" office:value="0.10022494642548151" table:style-name="ce39">
            <text:p>10,0%</text:p>
          </table:table-cell>
          <table:table-cell office:value-type="float" office:value="6791" table:style-name="ce38">
            <text:p>6.791</text:p>
          </table:table-cell>
          <table:table-cell office:value-type="percentage" office:value="4.7021921867859466E-2" table:style-name="ce39">
            <text:p>4,7%</text:p>
          </table:table-cell>
          <table:table-cell office:value-type="float" office:value="113" table:style-name="ce38">
            <text:p>113</text:p>
          </table:table-cell>
          <table:table-cell office:value-type="percentage" office:value="2.7775046701405959E-3" table:style-name="ce39">
            <text:p>0,3%</text:p>
          </table:table-cell>
          <table:table-cell office:value-type="float" office:value="787526" table:style-name="ce38">
            <text:p>787.526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37628943562270623" table:style-name="ce39">
            <text:p>37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4777" table:style-name="ce38">
            <text:p>134.777</text:p>
          </table:table-cell>
          <table:table-cell office:value-type="percentage" office:value="0.99691554358921253" table:style-name="ce39">
            <text:p>99,7%</text:p>
          </table:table-cell>
          <table:table-cell office:value-type="float" office:value="154277" table:style-name="ce38">
            <text:p>154.277</text:p>
          </table:table-cell>
          <table:table-cell office:value-type="percentage" office:value="0.96967963746299524" table:style-name="ce39">
            <text:p>97,0%</text:p>
          </table:table-cell>
          <table:table-cell office:value-type="float" office:value="53899" table:style-name="ce38">
            <text:p>53.899</text:p>
          </table:table-cell>
          <table:table-cell office:value-type="percentage" office:value="0.24674058339894894" table:style-name="ce39">
            <text:p>24,7%</text:p>
          </table:table-cell>
          <table:table-cell office:value-type="float" office:value="132685" table:style-name="ce38">
            <text:p>132.685</text:p>
          </table:table-cell>
          <table:table-cell office:value-type="percentage" office:value="0.43152680842206598" table:style-name="ce39">
            <text:p>43,2%</text:p>
          </table:table-cell>
          <table:table-cell office:value-type="float" office:value="40680" table:style-name="ce38">
            <text:p>40.680</text:p>
          </table:table-cell>
          <table:table-cell office:value-type="percentage" office:value="0.12304714084783956" table:style-name="ce39">
            <text:p>12,3%</text:p>
          </table:table-cell>
          <table:table-cell office:value-type="float" office:value="23038" table:style-name="ce38">
            <text:p>23.038</text:p>
          </table:table-cell>
          <table:table-cell office:value-type="percentage" office:value="6.1066638392620477E-2" table:style-name="ce39">
            <text:p>6,1%</text:p>
          </table:table-cell>
          <table:table-cell office:value-type="float" office:value="5177" table:style-name="ce38">
            <text:p>5.177</text:p>
          </table:table-cell>
          <table:table-cell office:value-type="percentage" office:value="3.4624593694404689E-2" table:style-name="ce39">
            <text:p>3,5%</text:p>
          </table:table-cell>
          <table:table-cell office:value-type="float" office:value="104" table:style-name="ce38">
            <text:p>104</text:p>
          </table:table-cell>
          <table:table-cell office:value-type="percentage" office:value="2.4549145500896989E-3" table:style-name="ce39">
            <text:p>0,2%</text:p>
          </table:table-cell>
          <table:table-cell office:value-type="float" office:value="544637" table:style-name="ce38">
            <text:p>544.637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31665604628934096" table:style-name="ce39">
            <text:p>31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45297" table:style-name="ce38">
            <text:p>445.297</text:p>
          </table:table-cell>
          <table:table-cell office:value-type="percentage" office:value="0.99575353983488224" table:style-name="ce39">
            <text:p>99,6%</text:p>
          </table:table-cell>
          <table:table-cell office:value-type="float" office:value="590333" table:style-name="ce38">
            <text:p>590.333</text:p>
          </table:table-cell>
          <table:table-cell office:value-type="percentage" office:value="0.92923096780692971" table:style-name="ce39">
            <text:p>92,9%</text:p>
          </table:table-cell>
          <table:table-cell office:value-type="float" office:value="95795" table:style-name="ce38">
            <text:p>95.795</text:p>
          </table:table-cell>
          <table:table-cell office:value-type="percentage" office:value="0.11437061834992072" table:style-name="ce39">
            <text:p>11,4%</text:p>
          </table:table-cell>
          <table:table-cell office:value-type="float" office:value="486241" table:style-name="ce38">
            <text:p>486.241</text:p>
          </table:table-cell>
          <table:table-cell office:value-type="percentage" office:value="0.44536536664895859" table:style-name="ce39">
            <text:p>44,5%</text:p>
          </table:table-cell>
          <table:table-cell office:value-type="float" office:value="158815" table:style-name="ce38">
            <text:p>158.815</text:p>
          </table:table-cell>
          <table:table-cell office:value-type="percentage" office:value="0.1206108957247172" table:style-name="ce39">
            <text:p>12,1%</text:p>
          </table:table-cell>
          <table:table-cell office:value-type="float" office:value="146740" table:style-name="ce38">
            <text:p>146.740</text:p>
          </table:table-cell>
          <table:table-cell office:value-type="percentage" office:value="9.8690471466589907E-2" table:style-name="ce39">
            <text:p>9,9%</text:p>
          </table:table-cell>
          <table:table-cell office:value-type="float" office:value="37652" table:style-name="ce38">
            <text:p>37.652</text:p>
          </table:table-cell>
          <table:table-cell office:value-type="percentage" office:value="6.7680958304273106E-2" table:style-name="ce39">
            <text:p>6,8%</text:p>
          </table:table-cell>
          <table:table-cell office:value-type="float" office:value="662" table:style-name="ce38">
            <text:p>662</text:p>
          </table:table-cell>
          <table:table-cell office:value-type="percentage" office:value="4.1410198668868541E-3" table:style-name="ce39">
            <text:p>0,4%</text:p>
          </table:table-cell>
          <table:table-cell office:value-type="float" office:value="1961535" table:style-name="ce38">
            <text:p>1.961.535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30031195754584822" table:style-name="ce39">
            <text:p>30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88756" table:style-name="ce38">
            <text:p>288.756</text:p>
          </table:table-cell>
          <table:table-cell office:value-type="percentage" office:value="1" table:style-name="ce39">
            <text:p>100,0%</text:p>
          </table:table-cell>
          <table:table-cell office:value-type="float" office:value="414710" table:style-name="ce38">
            <text:p>414.710</text:p>
          </table:table-cell>
          <table:table-cell office:value-type="percentage" office:value="0.94712489323120075" table:style-name="ce39">
            <text:p>94,7%</text:p>
          </table:table-cell>
          <table:table-cell office:value-type="float" office:value="212319" table:style-name="ce38">
            <text:p>212.319</text:p>
          </table:table-cell>
          <table:table-cell office:value-type="percentage" office:value="0.36560833987684421" table:style-name="ce39">
            <text:p>36,6%</text:p>
          </table:table-cell>
          <table:table-cell office:value-type="float" office:value="230062" table:style-name="ce38">
            <text:p>230.062</text:p>
          </table:table-cell>
          <table:table-cell office:value-type="percentage" office:value="0.30579769091919279" table:style-name="ce39">
            <text:p>30,6%</text:p>
          </table:table-cell>
          <table:table-cell office:value-type="float" office:value="70047" table:style-name="ce38">
            <text:p>70.047</text:p>
          </table:table-cell>
          <table:table-cell office:value-type="percentage" office:value="8.2254564413777556E-2" table:style-name="ce39">
            <text:p>8,2%</text:p>
          </table:table-cell>
          <table:table-cell office:value-type="float" office:value="56107" table:style-name="ce38">
            <text:p>56.107</text:p>
          </table:table-cell>
          <table:table-cell office:value-type="percentage" office:value="6.1360770533881462E-2" table:style-name="ce39">
            <text:p>6,1%</text:p>
          </table:table-cell>
          <table:table-cell office:value-type="float" office:value="9853" table:style-name="ce38">
            <text:p>9.853</text:p>
          </table:table-cell>
          <table:table-cell office:value-type="percentage" office:value="2.7925313320144883E-2" table:style-name="ce39">
            <text:p>2,8%</text:p>
          </table:table-cell>
          <table:table-cell office:value-type="float" office:value="157" table:style-name="ce38">
            <text:p>157</text:p>
          </table:table-cell>
          <table:table-cell office:value-type="percentage" office:value="1.5235470504323186E-3" table:style-name="ce39">
            <text:p>0,2%</text:p>
          </table:table-cell>
          <table:table-cell office:value-type="float" office:value="1282011" table:style-name="ce38">
            <text:p>1.282.011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3002856436820513" table:style-name="ce39">
            <text:p>30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6526" table:style-name="ce38">
            <text:p>76.526</text:p>
          </table:table-cell>
          <table:table-cell office:value-type="percentage" office:value="1" table:style-name="ce39">
            <text:p>100,0%</text:p>
          </table:table-cell>
          <table:table-cell office:value-type="float" office:value="90567" table:style-name="ce38">
            <text:p>90.567</text:p>
          </table:table-cell>
          <table:table-cell office:value-type="percentage" office:value="0.98575253602681878" table:style-name="ce39">
            <text:p>98,6%</text:p>
          </table:table-cell>
          <table:table-cell office:value-type="float" office:value="52135" table:style-name="ce38">
            <text:p>52.135</text:p>
          </table:table-cell>
          <table:table-cell office:value-type="percentage" office:value="0.4160913669122166" table:style-name="ce39">
            <text:p>41,6%</text:p>
          </table:table-cell>
          <table:table-cell office:value-type="float" office:value="66961" table:style-name="ce38">
            <text:p>66.961</text:p>
          </table:table-cell>
          <table:table-cell office:value-type="percentage" office:value="0.39571317133131617" table:style-name="ce39">
            <text:p>39,6%</text:p>
          </table:table-cell>
          <table:table-cell office:value-type="float" office:value="22638" table:style-name="ce38">
            <text:p>22.638</text:p>
          </table:table-cell>
          <table:table-cell office:value-type="percentage" office:value="0.14193637378208585" table:style-name="ce39">
            <text:p>14,2%</text:p>
          </table:table-cell>
          <table:table-cell office:value-type="float" office:value="16691" table:style-name="ce38">
            <text:p>16.691</text:p>
          </table:table-cell>
          <table:table-cell office:value-type="percentage" office:value="8.6803894239770335E-2" table:style-name="ce39">
            <text:p>8,7%</text:p>
          </table:table-cell>
          <table:table-cell office:value-type="float" office:value="2034" table:style-name="ce38">
            <text:p>2.034</text:p>
          </table:table-cell>
          <table:table-cell office:value-type="percentage" office:value="2.6732204815476817E-2" table:style-name="ce39">
            <text:p>2,7%</text:p>
          </table:table-cell>
          <table:table-cell office:value-type="float" office:value="66" table:style-name="ce38">
            <text:p>66</text:p>
          </table:table-cell>
          <table:table-cell office:value-type="percentage" office:value="3.1499069345678424E-3" table:style-name="ce39">
            <text:p>0,3%</text:p>
          </table:table-cell>
          <table:table-cell office:value-type="float" office:value="327618" table:style-name="ce38">
            <text:p>327.618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35954052455353469" table:style-name="ce39">
            <text:p>36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37959" table:style-name="ce38">
            <text:p>237.959</text:p>
          </table:table-cell>
          <table:table-cell office:value-type="percentage" office:value="1" table:style-name="ce39">
            <text:p>100,0%</text:p>
          </table:table-cell>
          <table:table-cell office:value-type="float" office:value="283428" table:style-name="ce38">
            <text:p>283.428</text:p>
          </table:table-cell>
          <table:table-cell office:value-type="percentage" office:value="0.97814068097266027" table:style-name="ce39">
            <text:p>97,8%</text:p>
          </table:table-cell>
          <table:table-cell office:value-type="float" office:value="112131" table:style-name="ce38">
            <text:p>112.131</text:p>
          </table:table-cell>
          <table:table-cell office:value-type="percentage" office:value="0.32321208784556982" table:style-name="ce39">
            <text:p>32,3%</text:p>
          </table:table-cell>
          <table:table-cell office:value-type="float" office:value="198950" table:style-name="ce38">
            <text:p>198.950</text:p>
          </table:table-cell>
          <table:table-cell office:value-type="percentage" office:value="0.49015863943097743" table:style-name="ce39">
            <text:p>49,0%</text:p>
          </table:table-cell>
          <table:table-cell office:value-type="float" office:value="41886" table:style-name="ce38">
            <text:p>41.886</text:p>
          </table:table-cell>
          <table:table-cell office:value-type="percentage" office:value="9.4503644908521936E-2" table:style-name="ce39">
            <text:p>9,5%</text:p>
          </table:table-cell>
          <table:table-cell office:value-type="float" office:value="33652" table:style-name="ce38">
            <text:p>33.652</text:p>
          </table:table-cell>
          <table:table-cell office:value-type="percentage" office:value="7.548964406448877E-2" table:style-name="ce39">
            <text:p>7,5%</text:p>
          </table:table-cell>
          <table:table-cell office:value-type="float" office:value="3748" table:style-name="ce38">
            <text:p>3.748</text:p>
          </table:table-cell>
          <table:table-cell office:value-type="percentage" office:value="2.453762807293201E-2" table:style-name="ce39">
            <text:p>2,5%</text:p>
          </table:table-cell>
          <table:table-cell office:value-type="float" office:value="41" table:style-name="ce38">
            <text:p>41</text:p>
          </table:table-cell>
          <table:table-cell office:value-type="percentage" office:value="9.3152178852183392E-4" table:style-name="ce39">
            <text:p>0,1%</text:p>
          </table:table-cell>
          <table:table-cell office:value-type="float" office:value="911795" table:style-name="ce38">
            <text:p>911.795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38592161405679992" table:style-name="ce39">
            <text:p>38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2976" table:style-name="ce38">
            <text:p>22.976</text:p>
          </table:table-cell>
          <table:table-cell office:value-type="percentage" office:value="1" table:style-name="ce39">
            <text:p>100,0%</text:p>
          </table:table-cell>
          <table:table-cell office:value-type="float" office:value="28079" table:style-name="ce38">
            <text:p>28.079</text:p>
          </table:table-cell>
          <table:table-cell office:value-type="percentage" office:value="0.9983644444444445" table:style-name="ce39">
            <text:p>99,8%</text:p>
          </table:table-cell>
          <table:table-cell office:value-type="float" office:value="16244" table:style-name="ce38">
            <text:p>16.244</text:p>
          </table:table-cell>
          <table:table-cell office:value-type="percentage" office:value="0.43066970677130284" table:style-name="ce39">
            <text:p>43,1%</text:p>
          </table:table-cell>
          <table:table-cell office:value-type="float" office:value="14896" table:style-name="ce38">
            <text:p>14.896</text:p>
          </table:table-cell>
          <table:table-cell office:value-type="percentage" office:value="0.31252098019469621" table:style-name="ce39">
            <text:p>31,3%</text:p>
          </table:table-cell>
          <table:table-cell office:value-type="float" office:value="4605" table:style-name="ce38">
            <text:p>4.605</text:p>
          </table:table-cell>
          <table:table-cell office:value-type="percentage" office:value="8.6973766219049231E-2" table:style-name="ce39">
            <text:p>8,7%</text:p>
          </table:table-cell>
          <table:table-cell office:value-type="float" office:value="3494" table:style-name="ce38">
            <text:p>3.494</text:p>
          </table:table-cell>
          <table:table-cell office:value-type="percentage" office:value="6.3909568143988585E-2" table:style-name="ce39">
            <text:p>6,4%</text:p>
          </table:table-cell>
          <table:table-cell office:value-type="float" office:value="710" table:style-name="ce38">
            <text:p>710</text:p>
          </table:table-cell>
          <table:table-cell office:value-type="percentage" office:value="3.3538025507794049E-2" table:style-name="ce39">
            <text:p>3,4%</text:p>
          </table:table-cell>
          <table:table-cell office:value-type="float" office:value="10" table:style-name="ce38">
            <text:p>10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91014" table:style-name="ce38">
            <text:p>91.014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33610795160789991" table:style-name="ce39">
            <text:p>33,6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4649" table:style-name="ce38">
            <text:p>364.649</text:p>
          </table:table-cell>
          <table:table-cell office:value-type="percentage" office:value="1" table:style-name="ce39">
            <text:p>100,0%</text:p>
          </table:table-cell>
          <table:table-cell office:value-type="float" office:value="487807" table:style-name="ce38">
            <text:p>487.807</text:p>
          </table:table-cell>
          <table:table-cell office:value-type="percentage" office:value="0.92724694486210302" table:style-name="ce39">
            <text:p>92,7%</text:p>
          </table:table-cell>
          <table:table-cell office:value-type="float" office:value="185284" table:style-name="ce38">
            <text:p>185.284</text:p>
          </table:table-cell>
          <table:table-cell office:value-type="percentage" office:value="0.2634408372824435" table:style-name="ce39">
            <text:p>26,3%</text:p>
          </table:table-cell>
          <table:table-cell office:value-type="float" office:value="404561" table:style-name="ce38">
            <text:p>404.561</text:p>
          </table:table-cell>
          <table:table-cell office:value-type="percentage" office:value="0.4158800061267518" table:style-name="ce39">
            <text:p>41,6%</text:p>
          </table:table-cell>
          <table:table-cell office:value-type="float" office:value="132962" table:style-name="ce38">
            <text:p>132.962</text:p>
          </table:table-cell>
          <table:table-cell office:value-type="percentage" office:value="0.11403542626703408" table:style-name="ce39">
            <text:p>11,4%</text:p>
          </table:table-cell>
          <table:table-cell office:value-type="float" office:value="137108" table:style-name="ce38">
            <text:p>137.108</text:p>
          </table:table-cell>
          <table:table-cell office:value-type="percentage" office:value="0.10172982550383375" table:style-name="ce39">
            <text:p>10,2%</text:p>
          </table:table-cell>
          <table:table-cell office:value-type="float" office:value="25804" table:style-name="ce38">
            <text:p>25.804</text:p>
          </table:table-cell>
          <table:table-cell office:value-type="percentage" office:value="5.3790159177513362E-2" table:style-name="ce39">
            <text:p>5,4%</text:p>
          </table:table-cell>
          <table:table-cell office:value-type="float" office:value="393" table:style-name="ce38">
            <text:p>393</text:p>
          </table:table-cell>
          <table:table-cell office:value-type="percentage" office:value="2.8926623534347605E-3" table:style-name="ce39">
            <text:p>0,3%</text:p>
          </table:table-cell>
          <table:table-cell office:value-type="float" office:value="1738568" table:style-name="ce38">
            <text:p>1.738.568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3052463268724071" table:style-name="ce39">
            <text:p>30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1725" table:style-name="ce38">
            <text:p>71.725</text:p>
          </table:table-cell>
          <table:table-cell office:value-type="percentage" office:value="1" table:style-name="ce39">
            <text:p>100,0%</text:p>
          </table:table-cell>
          <table:table-cell office:value-type="float" office:value="95485" table:style-name="ce38">
            <text:p>95.485</text:p>
          </table:table-cell>
          <table:table-cell office:value-type="percentage" office:value="0.9279487652941234" table:style-name="ce39">
            <text:p>92,8%</text:p>
          </table:table-cell>
          <table:table-cell office:value-type="float" office:value="43442" table:style-name="ce38">
            <text:p>43.442</text:p>
          </table:table-cell>
          <table:table-cell office:value-type="percentage" office:value="0.29570686615523895" table:style-name="ce39">
            <text:p>29,6%</text:p>
          </table:table-cell>
          <table:table-cell office:value-type="float" office:value="78089" table:style-name="ce38">
            <text:p>78.089</text:p>
          </table:table-cell>
          <table:table-cell office:value-type="percentage" office:value="0.3661749259106426" table:style-name="ce39">
            <text:p>36,6%</text:p>
          </table:table-cell>
          <table:table-cell office:value-type="float" office:value="46039" table:style-name="ce38">
            <text:p>46.039</text:p>
          </table:table-cell>
          <table:table-cell office:value-type="percentage" office:value="0.1811439385891398" table:style-name="ce39">
            <text:p>18,1%</text:p>
          </table:table-cell>
          <table:table-cell office:value-type="float" office:value="28604" table:style-name="ce38">
            <text:p>28.604</text:p>
          </table:table-cell>
          <table:table-cell office:value-type="percentage" office:value="9.6274755307834192E-2" table:style-name="ce39">
            <text:p>9,6%</text:p>
          </table:table-cell>
          <table:table-cell office:value-type="float" office:value="6857" table:style-name="ce38">
            <text:p>6.857</text:p>
          </table:table-cell>
          <table:table-cell office:value-type="percentage" office:value="5.7783545551838338E-2" table:style-name="ce39">
            <text:p>5,8%</text:p>
          </table:table-cell>
          <table:table-cell office:value-type="float" office:value="127" table:style-name="ce38">
            <text:p>127</text:p>
          </table:table-cell>
          <table:table-cell office:value-type="percentage" office:value="3.6586771145425212E-3" table:style-name="ce39">
            <text:p>0,4%</text:p>
          </table:table-cell>
          <table:table-cell office:value-type="float" office:value="370368" table:style-name="ce38">
            <text:p>370.368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29929235162778522" table:style-name="ce39">
            <text:p>29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1746" table:style-name="ce38">
            <text:p>41.746</text:p>
          </table:table-cell>
          <table:table-cell office:value-type="percentage" office:value="1" table:style-name="ce39">
            <text:p>100,0%</text:p>
          </table:table-cell>
          <table:table-cell office:value-type="float" office:value="54943" table:style-name="ce38">
            <text:p>54.943</text:p>
          </table:table-cell>
          <table:table-cell office:value-type="percentage" office:value="0.98478276455405789" table:style-name="ce39">
            <text:p>98,5%</text:p>
          </table:table-cell>
          <table:table-cell office:value-type="float" office:value="20016" table:style-name="ce38">
            <text:p>20.016</text:p>
          </table:table-cell>
          <table:table-cell office:value-type="percentage" office:value="0.27105790585558748" table:style-name="ce39">
            <text:p>27,1%</text:p>
          </table:table-cell>
          <table:table-cell office:value-type="float" office:value="47793" table:style-name="ce38">
            <text:p>47.793</text:p>
          </table:table-cell>
          <table:table-cell office:value-type="percentage" office:value="0.49427058555856618" table:style-name="ce39">
            <text:p>49,4%</text:p>
          </table:table-cell>
          <table:table-cell office:value-type="float" office:value="17875" table:style-name="ce38">
            <text:p>17.875</text:p>
          </table:table-cell>
          <table:table-cell office:value-type="percentage" office:value="0.16550619432973462" table:style-name="ce39">
            <text:p>16,6%</text:p>
          </table:table-cell>
          <table:table-cell office:value-type="float" office:value="11954" table:style-name="ce38">
            <text:p>11.954</text:p>
          </table:table-cell>
          <table:table-cell office:value-type="percentage" office:value="0.10392433015144402" table:style-name="ce39">
            <text:p>10,4%</text:p>
          </table:table-cell>
          <table:table-cell office:value-type="float" office:value="2157" table:style-name="ce38">
            <text:p>2.157</text:p>
          </table:table-cell>
          <table:table-cell office:value-type="percentage" office:value="4.4469642304917019E-2" table:style-name="ce39">
            <text:p>4,4%</text:p>
          </table:table-cell>
          <table:table-cell office:value-type="float" office:value="9" table:style-name="ce38">
            <text:p>9</text:p>
          </table:table-cell>
          <table:table-cell office:value-type="percentage" office:value="6.4720264633970944E-4" table:style-name="ce39">
            <text:p>0,1%</text:p>
          </table:table-cell>
          <table:table-cell office:value-type="float" office:value="196493" table:style-name="ce38">
            <text:p>196.493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35536365033864742" table:style-name="ce39">
            <text:p>35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59236" table:style-name="ce38">
            <text:p>159.236</text:p>
          </table:table-cell>
          <table:table-cell office:value-type="percentage" office:value="1.0081418170307059" table:style-name="ce39">
            <text:p>100,8%</text:p>
          </table:table-cell>
          <table:table-cell office:value-type="float" office:value="206944" table:style-name="ce38">
            <text:p>206.944</text:p>
          </table:table-cell>
          <table:table-cell office:value-type="percentage" office:value="0.97119874601677292" table:style-name="ce39">
            <text:p>97,1%</text:p>
          </table:table-cell>
          <table:table-cell office:value-type="float" office:value="87936" table:style-name="ce38">
            <text:p>87.936</text:p>
          </table:table-cell>
          <table:table-cell office:value-type="percentage" office:value="0.31392372527390144" table:style-name="ce39">
            <text:p>31,4%</text:p>
          </table:table-cell>
          <table:table-cell office:value-type="float" office:value="151676" table:style-name="ce38">
            <text:p>151.676</text:p>
          </table:table-cell>
          <table:table-cell office:value-type="percentage" office:value="0.44613606214538043" table:style-name="ce39">
            <text:p>44,6%</text:p>
          </table:table-cell>
          <table:table-cell office:value-type="float" office:value="47042" table:style-name="ce38">
            <text:p>47.042</text:p>
          </table:table-cell>
          <table:table-cell office:value-type="percentage" office:value="0.1299025496157489" table:style-name="ce39">
            <text:p>13,0%</text:p>
          </table:table-cell>
          <table:table-cell office:value-type="float" office:value="41350" table:style-name="ce38">
            <text:p>41.350</text:p>
          </table:table-cell>
          <table:table-cell office:value-type="percentage" office:value="0.11400103662369457" table:style-name="ce39">
            <text:p>11,4%</text:p>
          </table:table-cell>
          <table:table-cell office:value-type="float" office:value="7667" table:style-name="ce38">
            <text:p>7.667</text:p>
          </table:table-cell>
          <table:table-cell office:value-type="percentage" office:value="5.463822751794075E-2" table:style-name="ce39">
            <text:p>5,5%</text:p>
          </table:table-cell>
          <table:table-cell office:value-type="float" office:value="37" table:style-name="ce38">
            <text:p>37</text:p>
          </table:table-cell>
          <table:table-cell office:value-type="percentage" office:value="8.8465952563121649E-4" table:style-name="ce39">
            <text:p>0,1%</text:p>
          </table:table-cell>
          <table:table-cell office:value-type="float" office:value="701888" table:style-name="ce38">
            <text:p>701.888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36978004059800129" table:style-name="ce39">
            <text:p>37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10" table:style-name="ce38">
            <text:p>2.310</text:p>
          </table:table-cell>
          <table:table-cell office:value-type="percentage" office:value="0.88675623800383874" table:style-name="ce39">
            <text:p>88,7%</text:p>
          </table:table-cell>
          <table:table-cell office:value-type="float" office:value="3659" table:style-name="ce38">
            <text:p>3.659</text:p>
          </table:table-cell>
          <table:table-cell office:value-type="percentage" office:value="0.84738304770727191" table:style-name="ce39">
            <text:p>84,7%</text:p>
          </table:table-cell>
          <table:table-cell office:value-type="float" office:value="1972" table:style-name="ce38">
            <text:p>1.972</text:p>
          </table:table-cell>
          <table:table-cell office:value-type="percentage" office:value="0.25098638157057401" table:style-name="ce39">
            <text:p>25,1%</text:p>
          </table:table-cell>
          <table:table-cell office:value-type="float" office:value="7235" table:style-name="ce38">
            <text:p>7.235</text:p>
          </table:table-cell>
          <table:table-cell office:value-type="percentage" office:value="0.62608168916580131" table:style-name="ce39">
            <text:p>62,6%</text:p>
          </table:table-cell>
          <table:table-cell office:value-type="float" office:value="3591" table:style-name="ce38">
            <text:p>3.591</text:p>
          </table:table-cell>
          <table:table-cell office:value-type="percentage" office:value="0.28405315614617938" table:style-name="ce39">
            <text:p>28,4%</text:p>
          </table:table-cell>
          <table:table-cell office:value-type="float" office:value="1839" table:style-name="ce38">
            <text:p>1.839</text:p>
          </table:table-cell>
          <table:table-cell office:value-type="percentage" office:value="0.10554407713498623" table:style-name="ce39">
            <text:p>10,6%</text:p>
          </table:table-cell>
          <table:table-cell office:value-type="float" office:value="449" table:style-name="ce38">
            <text:p>449</text:p>
          </table:table-cell>
          <table:table-cell office:value-type="percentage" office:value="5.9227014905685264E-2" table:style-name="ce39">
            <text:p>5,9%</text:p>
          </table:table-cell>
          <table:table-cell office:value-type="float" office:value="7" table:style-name="ce38">
            <text:p>7</text:p>
          </table:table-cell>
          <table:table-cell office:value-type="percentage" office:value="3.2183908045977012E-3" table:style-name="ce39">
            <text:p>0,3%</text:p>
          </table:table-cell>
          <table:table-cell office:value-type="float" office:value="21062" table:style-name="ce38">
            <text:p>21.062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31835907977871158" table:style-name="ce39">
            <text:p>31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839" table:style-name="ce38">
            <text:p>1.839</text:p>
          </table:table-cell>
          <table:table-cell office:value-type="percentage" office:value="0.78288633461047252" table:style-name="ce39">
            <text:p>78,3%</text:p>
          </table:table-cell>
          <table:table-cell office:value-type="float" office:value="2950" table:style-name="ce38">
            <text:p>2.950</text:p>
          </table:table-cell>
          <table:table-cell office:value-type="percentage" office:value="0.78708644610458911" table:style-name="ce39">
            <text:p>78,7%</text:p>
          </table:table-cell>
          <table:table-cell office:value-type="float" office:value="2704" table:style-name="ce38">
            <text:p>2.704</text:p>
          </table:table-cell>
          <table:table-cell office:value-type="percentage" office:value="0.345470806183723" table:style-name="ce39">
            <text:p>34,5%</text:p>
          </table:table-cell>
          <table:table-cell office:value-type="float" office:value="6669" table:style-name="ce38">
            <text:p>6.669</text:p>
          </table:table-cell>
          <table:table-cell office:value-type="percentage" office:value="0.59022922382511722" table:style-name="ce39">
            <text:p>59,0%</text:p>
          </table:table-cell>
          <table:table-cell office:value-type="float" office:value="3101" table:style-name="ce38">
            <text:p>3.101</text:p>
          </table:table-cell>
          <table:table-cell office:value-type="percentage" office:value="0.25837360439926677" table:style-name="ce39">
            <text:p>25,8%</text:p>
          </table:table-cell>
          <table:table-cell office:value-type="float" office:value="1726" table:style-name="ce38">
            <text:p>1.726</text:p>
          </table:table-cell>
          <table:table-cell office:value-type="percentage" office:value="9.539600950643895E-2" table:style-name="ce39">
            <text:p>9,5%</text:p>
          </table:table-cell>
          <table:table-cell office:value-type="float" office:value="267" table:style-name="ce38">
            <text:p>267</text:p>
          </table:table-cell>
          <table:table-cell office:value-type="percentage" office:value="3.1279287722586695E-2" table:style-name="ce39">
            <text:p>3,1%</text:p>
          </table:table-cell>
          <table:table-cell office:value-type="float" office:value="6" table:style-name="ce38">
            <text:p>6</text:p>
          </table:table-cell>
          <table:table-cell office:value-type="percentage" office:value="2.5817555938037868E-3" table:style-name="ce39">
            <text:p>0,3%</text:p>
          </table:table-cell>
          <table:table-cell office:value-type="float" office:value="19262" table:style-name="ce38">
            <text:p>19.262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29106349542143917" table:style-name="ce39">
            <text:p>29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Fuerzas Armadas</text:p>
          </table:table-cell>
          <table:table-cell office:value-type="float" office:value="8" table:style-name="ce38">
            <text:p>8</text:p>
          </table:table-cell>
          <table:table-cell office:value-type="string" table:style-name="ce39">
            <text:p>-</text:p>
          </table:table-cell>
          <table:table-cell office:value-type="float" office:value="6" table:style-name="ce38">
            <text:p>6</text:p>
          </table:table-cell>
          <table:table-cell office:value-type="string" table:style-name="ce39">
            <text:p>-</text:p>
          </table:table-cell>
          <table:table-cell office:value-type="float" office:value="1045" table:style-name="ce38">
            <text:p>1.045</text:p>
          </table:table-cell>
          <table:table-cell office:value-type="string" table:style-name="ce39">
            <text:p>-</text:p>
          </table:table-cell>
          <table:table-cell office:value-type="float" office:value="3395" table:style-name="ce38">
            <text:p>3.395</text:p>
          </table:table-cell>
          <table:table-cell office:value-type="string" table:style-name="ce39">
            <text:p>-</text:p>
          </table:table-cell>
          <table:table-cell office:value-type="float" office:value="6835" table:style-name="ce38">
            <text:p>6.835</text:p>
          </table:table-cell>
          <table:table-cell office:value-type="string" table:style-name="ce39">
            <text:p>-</text:p>
          </table:table-cell>
          <table:table-cell office:value-type="float" office:value="11545" table:style-name="ce38">
            <text:p>11.545</text:p>
          </table:table-cell>
          <table:table-cell office:value-type="string" table:style-name="ce39">
            <text:p>-</text:p>
          </table:table-cell>
          <table:table-cell office:value-type="float" office:value="1665" table:style-name="ce38">
            <text:p>1.665</text:p>
          </table:table-cell>
          <table:table-cell office:value-type="string" table:style-name="ce39">
            <text:p>-</text:p>
          </table:table-cell>
          <table:table-cell office:value-type="float" office:value="0" table:style-name="ce38">
            <text:p>0</text:p>
          </table:table-cell>
          <table:table-cell office:value-type="string" table:style-name="ce39">
            <text:p>-</text:p>
          </table:table-cell>
          <table:table-cell office:value-type="float" office:value="24499" table:style-name="ce38">
            <text:p>24.499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Sanidad Exterior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7">
            <text:p>-</text:p>
          </table:table-cell>
          <table:table-cell office:value-type="float" office:value="0" table:style-name="ce46">
            <text:p>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number-columns-repeated="16364" table:style-name="ce41"/>
        </table:table-row>
        <table:table-row table:style-name="ro7">
          <table:table-cell office:value-type="string" table:style-name="ce42">
            <text:p>Total España</text:p>
          </table:table-cell>
          <table:table-cell office:value-type="float" office:value="2859420" table:style-name="ce43">
            <text:p>2.859.420</text:p>
          </table:table-cell>
          <table:table-cell office:value-type="percentage" office:value="1" table:style-name="ce44">
            <text:p>100,0%</text:p>
          </table:table-cell>
          <table:table-cell office:value-type="float" office:value="3783415" table:style-name="ce43">
            <text:p>3.783.415</text:p>
          </table:table-cell>
          <table:table-cell office:value-type="percentage" office:value="0.95539697149906122" table:style-name="ce44">
            <text:p>95,5%</text:p>
          </table:table-cell>
          <table:table-cell office:value-type="float" office:value="1388691" table:style-name="ce43">
            <text:p>1.388.691</text:p>
          </table:table-cell>
          <table:table-cell office:value-type="percentage" office:value="0.26020135709555919" table:style-name="ce44">
            <text:p>26,0%</text:p>
          </table:table-cell>
          <table:table-cell office:value-type="float" office:value="2849796" table:style-name="ce43">
            <text:p>2.849.796</text:p>
          </table:table-cell>
          <table:table-cell office:value-type="percentage" office:value="0.40518584005871494" table:style-name="ce44">
            <text:p>40,5%</text:p>
          </table:table-cell>
          <table:table-cell office:value-type="float" office:value="962215" table:style-name="ce43">
            <text:p>962.215</text:p>
          </table:table-cell>
          <table:table-cell office:value-type="percentage" office:value="0.12192689644877927" table:style-name="ce44">
            <text:p>12,2%</text:p>
          </table:table-cell>
          <table:table-cell office:value-type="float" office:value="810546" table:style-name="ce43">
            <text:p>810.546</text:p>
          </table:table-cell>
          <table:table-cell office:value-type="percentage" office:value="9.1957275251248638E-2" table:style-name="ce44">
            <text:p>9,2%</text:p>
          </table:table-cell>
          <table:table-cell office:value-type="float" office:value="156558" table:style-name="ce43">
            <text:p>156.558</text:p>
          </table:table-cell>
          <table:table-cell office:value-type="percentage" office:value="4.7294217229319771E-2" table:style-name="ce44">
            <text:p>4,7%</text:p>
          </table:table-cell>
          <table:table-cell office:value-type="float" office:value="2414" table:style-name="ce43">
            <text:p>2.414</text:p>
          </table:table-cell>
          <table:table-cell office:value-type="percentage" office:value="2.5435989079594414E-3" table:style-name="ce44">
            <text:p>0,3%</text:p>
          </table:table-cell>
          <table:table-cell office:value-type="float" office:value="12813055" table:style-name="ce43">
            <text:p>12.813.055</text:p>
          </table:table-cell>
          <table:table-cell office:value-type="float" office:value="40129822" table:style-name="ce43">
            <text:p>40.129.822</text:p>
          </table:table-cell>
          <table:table-cell office:value-type="percentage" office:value="0.31929010300618826" table:style-name="ce44">
            <text:p>31,9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6-14T14:43:55Z</meta:creation-date>
    <dc:date>2021-06-14T14:44:27Z</dc:date>
  </office:meta>
</office:document-meta>
</file>